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1">
            <text:p>21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17">
            <text:p>31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47">
            <text:p>44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0753">
            <text:p>2075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4773">
            <text:p>247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6371">
            <text:p>263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1">
            <text:p>2021-03-1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3 - 1.15)">
            <text:p>(0.93 - 1.1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8">
            <text:p>0.9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18.75">
            <text:p>-218.7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173721410419314">
            <text:p>-0.017372141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39789017270626">
            <text:p>0.9397890173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320">
            <text:p>11320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18.75">
            <text:p>-118.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04902826855124">
            <text:p>-0.0104902827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63499700821118">
            <text:p>0.9634997008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59">
            <text:p>8159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74.875">
            <text:p>-74.875</text:p>
          </table:table-cell>
          <table:table-cell office:value-type="float" office:value="-226.875">
            <text:p>-226.875</text:p>
          </table:table-cell>
          <table:table-cell office:value-type="float" office:value="-242.875">
            <text:p>-242.875</text:p>
          </table:table-cell>
          <table:table-cell office:value-type="float" office:value="-0.00917698247334232">
            <text:p>-0.0091769825</text:p>
          </table:table-cell>
          <table:table-cell office:value-type="float" office:value="-0.0202747989276139">
            <text:p>-0.0202747989</text:p>
          </table:table-cell>
          <table:table-cell office:value-type="float" office:value="-0.0146770002417211">
            <text:p>-0.0146770002</text:p>
          </table:table-cell>
          <table:table-cell office:value-type="float" office:value="0.968045626677641">
            <text:p>0.9680456267</text:p>
          </table:table-cell>
          <table:table-cell office:value-type="float" office:value="0.929843895997599">
            <text:p>0.929843896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33.8398661868031">
            <text:p>-33.83986618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8140">
            <text:p>8140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19.5">
            <text:p>-19.5</text:p>
          </table:table-cell>
          <table:table-cell office:value-type="float" office:value="-111.125">
            <text:p>-111.125</text:p>
          </table:table-cell>
          <table:table-cell office:value-type="float" office:value="-196.875">
            <text:p>-196.875</text:p>
          </table:table-cell>
          <table:table-cell office:value-type="float" office:value="-0.0023955773955774">
            <text:p>-0.0023955774</text:p>
          </table:table-cell>
          <table:table-cell office:value-type="float" office:value="-0.00964459295261239">
            <text:p>-0.009644593</text:p>
          </table:table-cell>
          <table:table-cell office:value-type="float" office:value="-0.0123231722583876">
            <text:p>-0.0123231723</text:p>
          </table:table-cell>
          <table:table-cell office:value-type="float" office:value="0.991626727145953">
            <text:p>0.9916267271</text:p>
          </table:table-cell>
          <table:table-cell office:value-type="float" office:value="0.966426240285371">
            <text:p>0.9664262403</text:p>
          </table:table-cell>
          <table:table-cell office:value-type="float" office:value="0.957166543821683">
            <text:p>0.9571665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803">
            <text:p>7803</text:p>
          </table:table-cell>
          <table:table-cell office:value-type="float" office:value="11255">
            <text:p>11255</text:p>
          </table:table-cell>
          <table:table-cell office:value-type="float" office:value="16790">
            <text:p>16790</text:p>
          </table:table-cell>
          <table:table-cell office:value-type="float" office:value="-169.75">
            <text:p>-169.75</text:p>
          </table:table-cell>
          <table:table-cell office:value-type="float" office:value="-93.75">
            <text:p>-93.75</text:p>
          </table:table-cell>
          <table:table-cell office:value-type="float" office:value="-227.5">
            <text:p>-227.5</text:p>
          </table:table-cell>
          <table:table-cell office:value-type="float" office:value="-0.0217544534153531">
            <text:p>-0.0217544534</text:p>
          </table:table-cell>
          <table:table-cell office:value-type="float" office:value="-0.00832963127498889">
            <text:p>-0.0083296313</text:p>
          </table:table-cell>
          <table:table-cell office:value-type="float" office:value="-0.0135497319833234">
            <text:p>-0.013549732</text:p>
          </table:table-cell>
          <table:table-cell office:value-type="float" office:value="0.92478699528333">
            <text:p>0.9247869953</text:p>
          </table:table-cell>
          <table:table-cell office:value-type="float" office:value="0.970982280741606">
            <text:p>0.9709822807</text:p>
          </table:table-cell>
          <table:table-cell office:value-type="float" office:value="0.952935784722535">
            <text:p>0.9529357847</text:p>
          </table:table-cell>
          <table:table-cell office:value-type="float" office:value="-31.5144678925352">
            <text:p>-31.51446789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7790">
            <text:p>7790</text:p>
          </table:table-cell>
          <table:table-cell office:value-type="float" office:value="11052">
            <text:p>11052</text:p>
          </table:table-cell>
          <table:table-cell office:value-type="float" office:value="15387">
            <text:p>15387</text:p>
          </table:table-cell>
          <table:table-cell office:value-type="float" office:value="-183.125">
            <text:p>-183.125</text:p>
          </table:table-cell>
          <table:table-cell office:value-type="float" office:value="-273.25">
            <text:p>-273.25</text:p>
          </table:table-cell>
          <table:table-cell office:value-type="float" office:value="-116.375">
            <text:p>-116.375</text:p>
          </table:table-cell>
          <table:table-cell office:value-type="float" office:value="-0.023507702182285">
            <text:p>-0.0235077022</text:p>
          </table:table-cell>
          <table:table-cell office:value-type="float" office:value="-0.024724031849439">
            <text:p>-0.0247240318</text:p>
          </table:table-cell>
          <table:table-cell office:value-type="float" office:value="-0.00756320270358095">
            <text:p>-0.0075632027</text:p>
          </table:table-cell>
          <table:table-cell office:value-type="float" office:value="0.918806162003309">
            <text:p>0.918806162</text:p>
          </table:table-cell>
          <table:table-cell office:value-type="float" office:value="0.914663992918712">
            <text:p>0.9146639929</text:p>
          </table:table-cell>
          <table:table-cell office:value-type="float" office:value="0.973640906526332">
            <text:p>0.9736409065</text:p>
          </table:table-cell>
          <table:table-cell office:value-type="float" office:value="-29.1380129590879">
            <text:p>-29.1380129591</text:p>
          </table:table-cell>
          <table:table-cell office:value-type="float" office:value="-27.6873422592207">
            <text:p>-27.6873422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165">
            <text:p>8165</text:p>
          </table:table-cell>
          <table:table-cell office:value-type="float" office:value="10475">
            <text:p>10475</text:p>
          </table:table-cell>
          <table:table-cell office:value-type="float" office:value="15075">
            <text:p>15075</text:p>
          </table:table-cell>
          <table:table-cell office:value-type="float" office:value="-45">
            <text:p>-45</text:p>
          </table:table-cell>
          <table:table-cell office:value-type="float" office:value="-72.25">
            <text:p>-72.25</text:p>
          </table:table-cell>
          <table:table-cell office:value-type="float" office:value="-350.5">
            <text:p>-350.5</text:p>
          </table:table-cell>
          <table:table-cell office:value-type="float" office:value="-0.00551132884262094">
            <text:p>-0.0055113288</text:p>
          </table:table-cell>
          <table:table-cell office:value-type="float" office:value="-0.00689737470167064">
            <text:p>-0.0068973747</text:p>
          </table:table-cell>
          <table:table-cell office:value-type="float" office:value="-0.0232504145936982">
            <text:p>-0.0232504146</text:p>
          </table:table-cell>
          <table:table-cell office:value-type="float" office:value="0.980769883552225">
            <text:p>0.9807698836</text:p>
          </table:table-cell>
          <table:table-cell office:value-type="float" office:value="0.975952433148592">
            <text:p>0.9759524331</text:p>
          </table:table-cell>
          <table:table-cell office:value-type="float" office:value="0.919683089208463">
            <text:p>0.9196830892</text:p>
          </table:table-cell>
          <table:table-cell table:number-columns-repeated="2" office:value-type="float" office:value="0">
            <text:p>0</text:p>
          </table:table-cell>
          <table:table-cell office:value-type="float" office:value="-29.464317914636">
            <text:p>-29.464317914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8118">
            <text:p>8118</text:p>
          </table:table-cell>
          <table:table-cell office:value-type="float" office:value="11578">
            <text:p>11578</text:p>
          </table:table-cell>
          <table:table-cell office:value-type="float" office:value="15976">
            <text:p>15976</text:p>
          </table:table-cell>
          <table:table-cell office:value-type="float" office:value="-79">
            <text:p>-79</text:p>
          </table:table-cell>
          <table:table-cell office:value-type="float" office:value="-73.75">
            <text:p>-73.75</text:p>
          </table:table-cell>
          <table:table-cell office:value-type="float" office:value="-196.875">
            <text:p>-196.875</text:p>
          </table:table-cell>
          <table:table-cell office:value-type="float" office:value="-0.00973146095097315">
            <text:p>-0.009731461</text:p>
          </table:table-cell>
          <table:table-cell office:value-type="float" office:value="-0.00636983935049231">
            <text:p>-0.0063698394</text:p>
          </table:table-cell>
          <table:table-cell office:value-type="float" office:value="-0.0123231722583876">
            <text:p>-0.0123231723</text:p>
          </table:table-cell>
          <table:table-cell office:value-type="float" office:value="0.966125501282785">
            <text:p>0.9661255013</text:p>
          </table:table-cell>
          <table:table-cell office:value-type="float" office:value="0.977785088985845">
            <text:p>0.977785089</text:p>
          </table:table-cell>
          <table:table-cell office:value-type="float" office:value="0.957166543821683">
            <text:p>0.9571665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7803">
            <text:p>7803</text:p>
          </table:table-cell>
          <table:table-cell office:value-type="float" office:value="10792">
            <text:p>10792</text:p>
          </table:table-cell>
          <table:table-cell office:value-type="float" office:value="16852">
            <text:p>16852</text:p>
          </table:table-cell>
          <table:table-cell office:value-type="float" office:value="-169.75">
            <text:p>-169.75</text:p>
          </table:table-cell>
          <table:table-cell office:value-type="float" office:value="-5.5">
            <text:p>-5.5</text:p>
          </table:table-cell>
          <table:table-cell office:value-type="float" office:value="-195.75">
            <text:p>-195.75</text:p>
          </table:table-cell>
          <table:table-cell office:value-type="float" office:value="-0.0217544534153531">
            <text:p>-0.0217544534</text:p>
          </table:table-cell>
          <table:table-cell office:value-type="float" office:value="-0.000509636767976279">
            <text:p>-0.0005096368</text:p>
          </table:table-cell>
          <table:table-cell office:value-type="float" office:value="-0.0116158319487301">
            <text:p>-0.0116158319</text:p>
          </table:table-cell>
          <table:table-cell office:value-type="float" office:value="0.92478699528333">
            <text:p>0.9247869953</text:p>
          </table:table-cell>
          <table:table-cell office:value-type="float" office:value="0.998216780382168">
            <text:p>0.9982167804</text:p>
          </table:table-cell>
          <table:table-cell office:value-type="float" office:value="0.959609046181092">
            <text:p>0.9596090462</text:p>
          </table:table-cell>
          <table:table-cell office:value-type="float" office:value="-31.5144678925352">
            <text:p>-31.51446789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59">
            <text:p>1059</text:p>
          </table:table-cell>
          <table:table-cell office:value-type="float" office:value="7790">
            <text:p>7790</text:p>
          </table:table-cell>
          <table:table-cell office:value-type="float" office:value="10064">
            <text:p>10064</text:p>
          </table:table-cell>
          <table:table-cell office:value-type="float" office:value="15306">
            <text:p>15306</text:p>
          </table:table-cell>
          <table:table-cell office:value-type="float" office:value="-183.125">
            <text:p>-183.125</text:p>
          </table:table-cell>
          <table:table-cell office:value-type="float" office:value="-162.25">
            <text:p>-162.25</text:p>
          </table:table-cell>
          <table:table-cell office:value-type="float" office:value="-179.5">
            <text:p>-179.5</text:p>
          </table:table-cell>
          <table:table-cell office:value-type="float" office:value="-0.023507702182285">
            <text:p>-0.0235077022</text:p>
          </table:table-cell>
          <table:table-cell office:value-type="float" office:value="-0.0161218203497615">
            <text:p>-0.0161218203</text:p>
          </table:table-cell>
          <table:table-cell office:value-type="float" office:value="-0.0117274271527506">
            <text:p>-0.0117274272</text:p>
          </table:table-cell>
          <table:table-cell office:value-type="float" office:value="0.918806162003309">
            <text:p>0.918806162</text:p>
          </table:table-cell>
          <table:table-cell office:value-type="float" office:value="0.944083058434959">
            <text:p>0.9440830584</text:p>
          </table:table-cell>
          <table:table-cell office:value-type="float" office:value="0.959223568758714">
            <text:p>0.9592235688</text:p>
          </table:table-cell>
          <table:table-cell office:value-type="float" office:value="-29.1380129590879">
            <text:p>-29.13801295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7595">
            <text:p>7595</text:p>
          </table:table-cell>
          <table:table-cell office:value-type="float" office:value="10372">
            <text:p>10372</text:p>
          </table:table-cell>
          <table:table-cell office:value-type="float" office:value="14159">
            <text:p>14159</text:p>
          </table:table-cell>
          <table:table-cell office:value-type="float" office:value="169.25">
            <text:p>169.25</text:p>
          </table:table-cell>
          <table:table-cell office:value-type="float" office:value="-80.125">
            <text:p>-80.125</text:p>
          </table:table-cell>
          <table:table-cell office:value-type="float" office:value="-142">
            <text:p>-142</text:p>
          </table:table-cell>
          <table:table-cell office:value-type="float" office:value="0.0222843976300197">
            <text:p>0.0222843976</text:p>
          </table:table-cell>
          <table:table-cell office:value-type="float" office:value="-0.00772512533744697">
            <text:p>-0.0077251253</text:p>
          </table:table-cell>
          <table:table-cell office:value-type="float" office:value="-0.010028956847235">
            <text:p>-0.0100289568</text:p>
          </table:table-cell>
          <table:table-cell office:value-type="float" office:value="1.07896871668543">
            <text:p>1.0789687167</text:p>
          </table:table-cell>
          <table:table-cell office:value-type="float" office:value="0.973079029339435">
            <text:p>0.9730790293</text:p>
          </table:table-cell>
          <table:table-cell office:value-type="float" office:value="0.965095787786547">
            <text:p>0.9650957878</text:p>
          </table:table-cell>
          <table:table-cell office:value-type="float" office:value="31.4498963194121">
            <text:p>31.44989631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7674">
            <text:p>7674</text:p>
          </table:table-cell>
          <table:table-cell office:value-type="float" office:value="10181">
            <text:p>10181</text:p>
          </table:table-cell>
          <table:table-cell office:value-type="float" office:value="15437">
            <text:p>15437</text:p>
          </table:table-cell>
          <table:table-cell office:value-type="float" office:value="16.25">
            <text:p>16.25</text:p>
          </table:table-cell>
          <table:table-cell office:value-type="float" office:value="-30.75">
            <text:p>-30.75</text:p>
          </table:table-cell>
          <table:table-cell office:value-type="float" office:value="-118">
            <text:p>-118</text:p>
          </table:table-cell>
          <table:table-cell office:value-type="float" office:value="0.00211753974459213">
            <text:p>0.0021175397</text:p>
          </table:table-cell>
          <table:table-cell office:value-type="float" office:value="-0.00302033199096356">
            <text:p>-0.003020332</text:p>
          </table:table-cell>
          <table:table-cell office:value-type="float" office:value="-0.00764397227440565">
            <text:p>-0.0076439723</text:p>
          </table:table-cell>
          <table:table-cell office:value-type="float" office:value="1.00742017769623">
            <text:p>1.0074201777</text:p>
          </table:table-cell>
          <table:table-cell office:value-type="float" office:value="0.989446717946085">
            <text:p>0.9894467179</text:p>
          </table:table-cell>
          <table:table-cell office:value-type="float" office:value="0.973360620451359">
            <text:p>0.97336062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7736">
            <text:p>7736</text:p>
          </table:table-cell>
          <table:table-cell office:value-type="float" office:value="9938">
            <text:p>9938</text:p>
          </table:table-cell>
          <table:table-cell office:value-type="float" office:value="14670">
            <text:p>14670</text:p>
          </table:table-cell>
          <table:table-cell office:value-type="float" office:value="63">
            <text:p>63</text:p>
          </table:table-cell>
          <table:table-cell office:value-type="float" office:value="-217.75">
            <text:p>-217.75</text:p>
          </table:table-cell>
          <table:table-cell office:value-type="float" office:value="-36.125">
            <text:p>-36.125</text:p>
          </table:table-cell>
          <table:table-cell office:value-type="float" office:value="0.00814374353671148">
            <text:p>0.0081437435</text:p>
          </table:table-cell>
          <table:table-cell office:value-type="float" office:value="-0.0219108472529684">
            <text:p>-0.0219108473</text:p>
          </table:table-cell>
          <table:table-cell office:value-type="float" office:value="-0.00246250852079073">
            <text:p>-0.0024625085</text:p>
          </table:table-cell>
          <table:table-cell office:value-type="float" office:value="1.02863309067372">
            <text:p>1.0286330907</text:p>
          </table:table-cell>
          <table:table-cell office:value-type="float" office:value="0.924253001660203">
            <text:p>0.9242530017</text:p>
          </table:table-cell>
          <table:table-cell office:value-type="float" office:value="0.991393105515734">
            <text:p>0.9913931055</text:p>
          </table:table-cell>
          <table:table-cell office:value-type="float" office:value="0">
            <text:p>0</text:p>
          </table:table-cell>
          <table:table-cell office:value-type="float" office:value="-31.2870338947316">
            <text:p>-31.28703389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855">
            <text:p>7855</text:p>
          </table:table-cell>
          <table:table-cell office:value-type="float" office:value="10158">
            <text:p>10158</text:p>
          </table:table-cell>
          <table:table-cell office:value-type="float" office:value="15137">
            <text:p>15137</text:p>
          </table:table-cell>
          <table:table-cell office:value-type="float" office:value="141.875">
            <text:p>141.875</text:p>
          </table:table-cell>
          <table:table-cell office:value-type="float" office:value="-138.125">
            <text:p>-138.125</text:p>
          </table:table-cell>
          <table:table-cell office:value-type="float" office:value="280">
            <text:p>280</text:p>
          </table:table-cell>
          <table:table-cell office:value-type="float" office:value="0.0180617441120306">
            <text:p>0.0180617441</text:p>
          </table:table-cell>
          <table:table-cell office:value-type="float" office:value="-0.0135976570190982">
            <text:p>-0.013597657</text:p>
          </table:table-cell>
          <table:table-cell office:value-type="float" office:value="0.0184977208165422">
            <text:p>0.0184977208</text:p>
          </table:table-cell>
          <table:table-cell office:value-type="float" office:value="1.06385550852883">
            <text:p>1.0638555085</text:p>
          </table:table-cell>
          <table:table-cell office:value-type="float" office:value="0.952770597134918">
            <text:p>0.9527705971</text:p>
          </table:table-cell>
          <table:table-cell office:value-type="float" office:value="1.0654126675817">
            <text:p>1.06541266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7595">
            <text:p>7595</text:p>
          </table:table-cell>
          <table:table-cell office:value-type="float" office:value="10598">
            <text:p>10598</text:p>
          </table:table-cell>
          <table:table-cell office:value-type="float" office:value="16545">
            <text:p>16545</text:p>
          </table:table-cell>
          <table:table-cell office:value-type="float" office:value="169.25">
            <text:p>169.25</text:p>
          </table:table-cell>
          <table:table-cell office:value-type="float" office:value="-96.25">
            <text:p>-96.25</text:p>
          </table:table-cell>
          <table:table-cell office:value-type="float" office:value="334.875">
            <text:p>334.875</text:p>
          </table:table-cell>
          <table:table-cell office:value-type="float" office:value="0.0222843976300197">
            <text:p>0.0222843976</text:p>
          </table:table-cell>
          <table:table-cell office:value-type="float" office:value="-0.00908190224570674">
            <text:p>-0.0090819022</text:p>
          </table:table-cell>
          <table:table-cell office:value-type="float" office:value="0.0202402538531278">
            <text:p>0.0202402539</text:p>
          </table:table-cell>
          <table:table-cell office:value-type="float" office:value="1.07896871668543">
            <text:p>1.0789687167</text:p>
          </table:table-cell>
          <table:table-cell office:value-type="float" office:value="0.968375004798891">
            <text:p>0.9683750048</text:p>
          </table:table-cell>
          <table:table-cell office:value-type="float" office:value="1.07164383752298">
            <text:p>1.0716438375</text:p>
          </table:table-cell>
          <table:table-cell office:value-type="float" office:value="31.4498963194121">
            <text:p>31.4498963194</text:p>
          </table:table-cell>
          <table:table-cell office:value-type="float" office:value="0">
            <text:p>0</text:p>
          </table:table-cell>
          <table:table-cell office:value-type="float" office:value="34.5913888329564">
            <text:p>34.59138883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5">
            <text:p>575</text:p>
          </table:table-cell>
          <table:table-cell office:value-type="float" office:value="7658">
            <text:p>7658</text:p>
          </table:table-cell>
          <table:table-cell office:value-type="float" office:value="11500">
            <text:p>11500</text:p>
          </table:table-cell>
          <table:table-cell office:value-type="float" office:value="15854">
            <text:p>15854</text:p>
          </table:table-cell>
          <table:table-cell office:value-type="float" office:value="45">
            <text:p>45</text:p>
          </table:table-cell>
          <table:table-cell office:value-type="float" office:value="-49.25">
            <text:p>-49.25</text:p>
          </table:table-cell>
          <table:table-cell office:value-type="float" office:value="371.125">
            <text:p>371.125</text:p>
          </table:table-cell>
          <table:table-cell office:value-type="float" office:value="0.00587620788717681">
            <text:p>0.0058762079</text:p>
          </table:table-cell>
          <table:table-cell office:value-type="float" office:value="-0.00428260869565217">
            <text:p>-0.0042826087</text:p>
          </table:table-cell>
          <table:table-cell office:value-type="float" office:value="0.023408918884824">
            <text:p>0.0234089189</text:p>
          </table:table-cell>
          <table:table-cell office:value-type="float" office:value="1.02063440605062">
            <text:p>1.0206344061</text:p>
          </table:table-cell>
          <table:table-cell office:value-type="float" office:value="0.985046817410208">
            <text:p>0.9850468174</text:p>
          </table:table-cell>
          <table:table-cell office:value-type="float" office:value="1.08300525196426">
            <text:p>1.08300525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56254487305">
            <text:p>29.955625448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7700">
            <text:p>7700</text:p>
          </table:table-cell>
          <table:table-cell office:value-type="float" office:value="10724">
            <text:p>10724</text:p>
          </table:table-cell>
          <table:table-cell office:value-type="float" office:value="15449">
            <text:p>15449</text:p>
          </table:table-cell>
          <table:table-cell office:value-type="float" office:value="-5.5">
            <text:p>-5.5</text:p>
          </table:table-cell>
          <table:table-cell office:value-type="float" office:value="48.5">
            <text:p>48.5</text:p>
          </table:table-cell>
          <table:table-cell office:value-type="float" office:value="520.25">
            <text:p>520.25</text:p>
          </table:table-cell>
          <table:table-cell office:value-type="float" office:value="-0.000714285714285714">
            <text:p>-0.0007142857</text:p>
          </table:table-cell>
          <table:table-cell office:value-type="float" office:value="0.00452256620663931">
            <text:p>0.0045225662</text:p>
          </table:table-cell>
          <table:table-cell office:value-type="float" office:value="0.0336753187908602">
            <text:p>0.0336753188</text:p>
          </table:table-cell>
          <table:table-cell office:value-type="float" office:value="0.997501">
            <text:p>0.997501</text:p>
          </table:table-cell>
          <table:table-cell office:value-type="float" office:value="1.01586907078922">
            <text:p>1.0158690708</text:p>
          </table:table-cell>
          <table:table-cell office:value-type="float" office:value="1.12008630887552">
            <text:p>1.1200863089</text:p>
          </table:table-cell>
          <table:table-cell table:number-columns-repeated="2" office:value-type="float" office:value="0">
            <text:p>0</text:p>
          </table:table-cell>
          <table:table-cell office:value-type="float" office:value="20.9279008480856">
            <text:p>20.927900848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table:number-columns-repeated="2" office:value-type="float" office:value="472">
            <text:p>472</text:p>
          </table:table-cell>
          <table:table-cell office:value-type="float" office:value="7912">
            <text:p>7912</text:p>
          </table:table-cell>
          <table:table-cell office:value-type="float" office:value="11081">
            <text:p>11081</text:p>
          </table:table-cell>
          <table:table-cell office:value-type="float" office:value="15878">
            <text:p>15878</text:p>
          </table:table-cell>
          <table:table-cell office:value-type="float" office:value="87">
            <text:p>87</text:p>
          </table:table-cell>
          <table:table-cell office:value-type="float" office:value="35.25">
            <text:p>35.25</text:p>
          </table:table-cell>
          <table:table-cell office:value-type="float" office:value="500.5">
            <text:p>500.5</text:p>
          </table:table-cell>
          <table:table-cell office:value-type="float" office:value="0.0109959555106168">
            <text:p>0.0109959555</text:p>
          </table:table-cell>
          <table:table-cell office:value-type="float" office:value="0.00318112083746954">
            <text:p>0.0031811208</text:p>
          </table:table-cell>
          <table:table-cell office:value-type="float" office:value="0.0315216022169039">
            <text:p>0.0315216022</text:p>
          </table:table-cell>
          <table:table-cell office:value-type="float" office:value="1.03872282992084">
            <text:p>1.0387228299</text:p>
          </table:table-cell>
          <table:table-cell office:value-type="float" office:value="1.01115375720952">
            <text:p>1.0111537572</text:p>
          </table:table-cell>
          <table:table-cell office:value-type="float" office:value="1.11227308611555">
            <text:p>1.1122730861</text:p>
          </table:table-cell>
          <table:table-cell table:number-columns-repeated="2" office:value-type="float" office:value="0">
            <text:p>0</text:p>
          </table:table-cell>
          <table:table-cell office:value-type="float" office:value="22.3343732409893">
            <text:p>22.33437324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7510">
            <text:p>7510</text:p>
          </table:table-cell>
          <table:table-cell office:value-type="float" office:value="11644">
            <text:p>11644</text:p>
          </table:table-cell>
          <table:table-cell office:value-type="float" office:value="16545">
            <text:p>16545</text:p>
          </table:table-cell>
          <table:table-cell office:value-type="float" office:value="150.75">
            <text:p>150.75</text:p>
          </table:table-cell>
          <table:table-cell office:value-type="float" office:value="43.25">
            <text:p>43.25</text:p>
          </table:table-cell>
          <table:table-cell office:value-type="float" office:value="334.875">
            <text:p>334.875</text:p>
          </table:table-cell>
          <table:table-cell office:value-type="float" office:value="0.0200732356857523">
            <text:p>0.0200732357</text:p>
          </table:table-cell>
          <table:table-cell office:value-type="float" office:value="0.00371435932669186">
            <text:p>0.0037143593</text:p>
          </table:table-cell>
          <table:table-cell office:value-type="float" office:value="0.0202402538531278">
            <text:p>0.0202402539</text:p>
          </table:table-cell>
          <table:table-cell office:value-type="float" office:value="1.07104607709029">
            <text:p>1.0710460771</text:p>
          </table:table-cell>
          <table:table-cell office:value-type="float" office:value="1.01302729871523">
            <text:p>1.0130272987</text:p>
          </table:table-cell>
          <table:table-cell office:value-type="float" office:value="1.07164383752298">
            <text:p>1.0716438375</text:p>
          </table:table-cell>
          <table:table-cell office:value-type="float" office:value="34.8763398747582">
            <text:p>34.8763398748</text:p>
          </table:table-cell>
          <table:table-cell office:value-type="float" office:value="0">
            <text:p>0</text:p>
          </table:table-cell>
          <table:table-cell office:value-type="float" office:value="34.5913888329564">
            <text:p>34.59138883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693">
            <text:p>7693</text:p>
          </table:table-cell>
          <table:table-cell office:value-type="float" office:value="11744">
            <text:p>11744</text:p>
          </table:table-cell>
          <table:table-cell office:value-type="float" office:value="16170">
            <text:p>16170</text:p>
          </table:table-cell>
          <table:table-cell office:value-type="float" office:value="65">
            <text:p>65</text:p>
          </table:table-cell>
          <table:table-cell office:value-type="float" office:value="-56">
            <text:p>-56</text:p>
          </table:table-cell>
          <table:table-cell office:value-type="float" office:value="211.75">
            <text:p>211.75</text:p>
          </table:table-cell>
          <table:table-cell office:value-type="float" office:value="0.00844923956843884">
            <text:p>0.0084492396</text:p>
          </table:table-cell>
          <table:table-cell office:value-type="float" office:value="-0.00476839237057221">
            <text:p>-0.0047683924</text:p>
          </table:table-cell>
          <table:table-cell office:value-type="float" office:value="0.0130952380952381">
            <text:p>0.0130952381</text:p>
          </table:table-cell>
          <table:table-cell office:value-type="float" office:value="1.02971226220213">
            <text:p>1.0297122622</text:p>
          </table:table-cell>
          <table:table-cell office:value-type="float" office:value="0.983355192331965">
            <text:p>0.9833551923</text:p>
          </table:table-cell>
          <table:table-cell office:value-type="float" office:value="1.04616944444444">
            <text:p>1.04616944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7350">
            <text:p>7350</text:p>
          </table:table-cell>
          <table:table-cell office:value-type="float" office:value="11338">
            <text:p>11338</text:p>
          </table:table-cell>
          <table:table-cell office:value-type="float" office:value="17734">
            <text:p>17734</text:p>
          </table:table-cell>
          <table:table-cell office:value-type="float" office:value="-15.875">
            <text:p>-15.875</text:p>
          </table:table-cell>
          <table:table-cell office:value-type="float" office:value="250.25">
            <text:p>250.25</text:p>
          </table:table-cell>
          <table:table-cell office:value-type="float" office:value="17.25">
            <text:p>17.25</text:p>
          </table:table-cell>
          <table:table-cell office:value-type="float" office:value="-0.00215986394557823">
            <text:p>-0.0021598639</text:p>
          </table:table-cell>
          <table:table-cell office:value-type="float" office:value="0.02207179396719">
            <text:p>0.022071794</text:p>
          </table:table-cell>
          <table:table-cell office:value-type="float" office:value="0.000972707792940115">
            <text:p>0.0009727078</text:p>
          </table:table-cell>
          <table:table-cell office:value-type="float" office:value="0.992449619614512">
            <text:p>0.9924496196</text:p>
          </table:table-cell>
          <table:table-cell office:value-type="float" office:value="1.07820612049947">
            <text:p>1.0782061205</text:p>
          </table:table-cell>
          <table:table-cell office:value-type="float" office:value="1.00340633174977">
            <text:p>1.0034063317</text:p>
          </table:table-cell>
          <table:table-cell office:value-type="float" office:value="0">
            <text:p>0</text:p>
          </table:table-cell>
          <table:table-cell office:value-type="float" office:value="31.7495192756999">
            <text:p>31.74951927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8110">
            <text:p>8110</text:p>
          </table:table-cell>
          <table:table-cell office:value-type="float" office:value="11644">
            <text:p>11644</text:p>
          </table:table-cell>
          <table:table-cell office:value-type="float" office:value="18586">
            <text:p>18586</text:p>
          </table:table-cell>
          <table:table-cell office:value-type="float" office:value="71">
            <text:p>71</text:p>
          </table:table-cell>
          <table:table-cell office:value-type="float" office:value="350.75">
            <text:p>350.75</text:p>
          </table:table-cell>
          <table:table-cell office:value-type="float" office:value="-27.375">
            <text:p>-27.375</text:p>
          </table:table-cell>
          <table:table-cell office:value-type="float" office:value="0.00875462392108508">
            <text:p>0.0087546239</text:p>
          </table:table-cell>
          <table:table-cell office:value-type="float" office:value="0.0301228100309172">
            <text:p>0.03012281</text:p>
          </table:table-cell>
          <table:table-cell office:value-type="float" office:value="-0.00147288281502206">
            <text:p>-0.0014728828</text:p>
          </table:table-cell>
          <table:table-cell office:value-type="float" office:value="1.0307914048662">
            <text:p>1.0307914049</text:p>
          </table:table-cell>
          <table:table-cell office:value-type="float" office:value="1.10720830712916">
            <text:p>1.1072083071</text:p>
          </table:table-cell>
          <table:table-cell office:value-type="float" office:value="0.994849162139645">
            <text:p>0.9948491621</text:p>
          </table:table-cell>
          <table:table-cell office:value-type="float" office:value="0">
            <text:p>0</text:p>
          </table:table-cell>
          <table:table-cell office:value-type="float" office:value="23.3555671726565">
            <text:p>23.3555671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709">
            <text:p>8709</text:p>
          </table:table-cell>
          <table:table-cell office:value-type="float" office:value="12124">
            <text:p>12124</text:p>
          </table:table-cell>
          <table:table-cell office:value-type="float" office:value="17772">
            <text:p>17772</text:p>
          </table:table-cell>
          <table:table-cell office:value-type="float" office:value="-33.375">
            <text:p>-33.375</text:p>
          </table:table-cell>
          <table:table-cell office:value-type="float" office:value="264.5">
            <text:p>264.5</text:p>
          </table:table-cell>
          <table:table-cell office:value-type="float" office:value="-71.875">
            <text:p>-71.875</text:p>
          </table:table-cell>
          <table:table-cell office:value-type="float" office:value="-0.0038322425077506">
            <text:p>-0.0038322425</text:p>
          </table:table-cell>
          <table:table-cell office:value-type="float" office:value="0.0218162322665787">
            <text:p>0.0218162323</text:p>
          </table:table-cell>
          <table:table-cell office:value-type="float" office:value="-0.00404428314202116">
            <text:p>-0.0040442831</text:p>
          </table:table-cell>
          <table:table-cell office:value-type="float" office:value="0.986615935944844">
            <text:p>0.9866159359</text:p>
          </table:table-cell>
          <table:table-cell office:value-type="float" office:value="1.07728967099403">
            <text:p>1.077289671</text:p>
          </table:table-cell>
          <table:table-cell office:value-type="float" office:value="0.985877067206146">
            <text:p>0.9858770672</text:p>
          </table:table-cell>
          <table:table-cell office:value-type="float" office:value="0">
            <text:p>0</text:p>
          </table:table-cell>
          <table:table-cell office:value-type="float" office:value="32.11741174695">
            <text:p>32.1174117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8590">
            <text:p>8590</text:p>
          </table:table-cell>
          <table:table-cell office:value-type="float" office:value="11624">
            <text:p>11624</text:p>
          </table:table-cell>
          <table:table-cell office:value-type="float" office:value="16170">
            <text:p>16170</text:p>
          </table:table-cell>
          <table:table-cell office:value-type="float" office:value="-138.625">
            <text:p>-138.625</text:p>
          </table:table-cell>
          <table:table-cell office:value-type="float" office:value="81.875">
            <text:p>81.875</text:p>
          </table:table-cell>
          <table:table-cell office:value-type="float" office:value="211.75">
            <text:p>211.75</text:p>
          </table:table-cell>
          <table:table-cell office:value-type="float" office:value="-0.0161379511059371">
            <text:p>-0.0161379511</text:p>
          </table:table-cell>
          <table:table-cell office:value-type="float" office:value="0.00704361665519615">
            <text:p>0.0070436167</text:p>
          </table:table-cell>
          <table:table-cell office:value-type="float" office:value="0.0130952380952381">
            <text:p>0.0130952381</text:p>
          </table:table-cell>
          <table:table-cell office:value-type="float" office:value="0.944027620722379">
            <text:p>0.9440276207</text:p>
          </table:table-cell>
          <table:table-cell office:value-type="float" office:value="1.02474989886293">
            <text:p>1.0247498989</text:p>
          </table:table-cell>
          <table:table-cell office:value-type="float" office:value="1.04616944444444">
            <text:p>1.04616944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8338">
            <text:p>8338</text:p>
          </table:table-cell>
          <table:table-cell office:value-type="float" office:value="11383">
            <text:p>11383</text:p>
          </table:table-cell>
          <table:table-cell office:value-type="float" office:value="17290">
            <text:p>17290</text:p>
          </table:table-cell>
          <table:table-cell office:value-type="float" office:value="196.25">
            <text:p>196.25</text:p>
          </table:table-cell>
          <table:table-cell office:value-type="float" office:value="340.625">
            <text:p>340.625</text:p>
          </table:table-cell>
          <table:table-cell office:value-type="float" office:value="-112.75">
            <text:p>-112.75</text:p>
          </table:table-cell>
          <table:table-cell office:value-type="float" office:value="0.0235368193811466">
            <text:p>0.0235368194</text:p>
          </table:table-cell>
          <table:table-cell office:value-type="float" office:value="0.0299240094878327">
            <text:p>0.0299240095</text:p>
          </table:table-cell>
          <table:table-cell office:value-type="float" office:value="-0.00652111046847889">
            <text:p>-0.0065211105</text:p>
          </table:table-cell>
          <table:table-cell office:value-type="float" office:value="1.08346467229251">
            <text:p>1.0834646723</text:p>
          </table:table-cell>
          <table:table-cell office:value-type="float" office:value="1.10648910804132">
            <text:p>1.106489108</text:p>
          </table:table-cell>
          <table:table-cell office:value-type="float" office:value="0.977259462128538">
            <text:p>0.9772594621</text:p>
          </table:table-cell>
          <table:table-cell office:value-type="float" office:value="29.7947135937108">
            <text:p>29.7947135937</text:p>
          </table:table-cell>
          <table:table-cell office:value-type="float" office:value="23.5084502549377">
            <text:p>23.5084502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8380">
            <text:p>8380</text:p>
          </table:table-cell>
          <table:table-cell office:value-type="float" office:value="11346">
            <text:p>11346</text:p>
          </table:table-cell>
          <table:table-cell office:value-type="float" office:value="18510">
            <text:p>18510</text:p>
          </table:table-cell>
          <table:table-cell office:value-type="float" office:value="-67.25">
            <text:p>-67.25</text:p>
          </table:table-cell>
          <table:table-cell office:value-type="float" office:value="-74.5">
            <text:p>-74.5</text:p>
          </table:table-cell>
          <table:table-cell office:value-type="float" office:value="-90.5">
            <text:p>-90.5</text:p>
          </table:table-cell>
          <table:table-cell office:value-type="float" office:value="-0.00802505966587112">
            <text:p>-0.0080250597</text:p>
          </table:table-cell>
          <table:table-cell office:value-type="float" office:value="-0.00656619072800987">
            <text:p>-0.0065661907</text:p>
          </table:table-cell>
          <table:table-cell office:value-type="float" office:value="-0.0048892490545651">
            <text:p>-0.0048892491</text:p>
          </table:table-cell>
          <table:table-cell office:value-type="float" office:value="0.972038518271427">
            <text:p>0.9720385183</text:p>
          </table:table-cell>
          <table:table-cell office:value-type="float" office:value="0.977102837578892">
            <text:p>0.9771028376</text:p>
          </table:table-cell>
          <table:table-cell office:value-type="float" office:value="0.982934481631405">
            <text:p>0.9829344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8538">
            <text:p>8538</text:p>
          </table:table-cell>
          <table:table-cell office:value-type="float" office:value="11708">
            <text:p>11708</text:p>
          </table:table-cell>
          <table:table-cell office:value-type="float" office:value="17872">
            <text:p>17872</text:p>
          </table:table-cell>
          <table:table-cell office:value-type="float" office:value="30.875">
            <text:p>30.875</text:p>
          </table:table-cell>
          <table:table-cell office:value-type="float" office:value="44.5">
            <text:p>44.5</text:p>
          </table:table-cell>
          <table:table-cell office:value-type="float" office:value="-93.875">
            <text:p>-93.875</text:p>
          </table:table-cell>
          <table:table-cell office:value-type="float" office:value="0.0036161864605294">
            <text:p>0.0036161865</text:p>
          </table:table-cell>
          <table:table-cell office:value-type="float" office:value="0.00380081995216946">
            <text:p>0.00380082</text:p>
          </table:table-cell>
          <table:table-cell office:value-type="float" office:value="-0.00525262981199642">
            <text:p>-0.0052526298</text:p>
          </table:table-cell>
          <table:table-cell office:value-type="float" office:value="1.01268228314871">
            <text:p>1.0126822831</text:p>
          </table:table-cell>
          <table:table-cell office:value-type="float" office:value="1.01333118444792">
            <text:p>1.0133311844</text:p>
          </table:table-cell>
          <table:table-cell office:value-type="float" office:value="0.981669872293099">
            <text:p>0.98166987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500">
            <text:p>8500</text:p>
          </table:table-cell>
          <table:table-cell office:value-type="float" office:value="11147">
            <text:p>11147</text:p>
          </table:table-cell>
          <table:table-cell office:value-type="float" office:value="16632">
            <text:p>16632</text:p>
          </table:table-cell>
          <table:table-cell office:value-type="float" office:value="-48.5">
            <text:p>-48.5</text:p>
          </table:table-cell>
          <table:table-cell office:value-type="float" office:value="-122.25">
            <text:p>-122.25</text:p>
          </table:table-cell>
          <table:table-cell office:value-type="float" office:value="76.5">
            <text:p>76.5</text:p>
          </table:table-cell>
          <table:table-cell office:value-type="float" office:value="-0.00570588235294118">
            <text:p>-0.0057058824</text:p>
          </table:table-cell>
          <table:table-cell office:value-type="float" office:value="-0.0109670763434108">
            <text:p>-0.0109670763</text:p>
          </table:table-cell>
          <table:table-cell office:value-type="float" office:value="0.0045995670995671">
            <text:p>0.0045995671</text:p>
          </table:table-cell>
          <table:table-cell office:value-type="float" office:value="0.98009322366782">
            <text:p>0.9800932237</text:p>
          </table:table-cell>
          <table:table-cell office:value-type="float" office:value="0.961850975254566">
            <text:p>0.9618509753</text:p>
          </table:table-cell>
          <table:table-cell office:value-type="float" office:value="1.01613995064279">
            <text:p>1.01613995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338">
            <text:p>8338</text:p>
          </table:table-cell>
          <table:table-cell office:value-type="float" office:value="11932">
            <text:p>11932</text:p>
          </table:table-cell>
          <table:table-cell office:value-type="float" office:value="19526">
            <text:p>19526</text:p>
          </table:table-cell>
          <table:table-cell office:value-type="float" office:value="196.25">
            <text:p>196.25</text:p>
          </table:table-cell>
          <table:table-cell office:value-type="float" office:value="-57.25">
            <text:p>-57.25</text:p>
          </table:table-cell>
          <table:table-cell office:value-type="float" office:value="108.75">
            <text:p>108.75</text:p>
          </table:table-cell>
          <table:table-cell office:value-type="float" office:value="0.0235368193811466">
            <text:p>0.0235368194</text:p>
          </table:table-cell>
          <table:table-cell office:value-type="float" office:value="-0.00479802212537714">
            <text:p>-0.0047980221</text:p>
          </table:table-cell>
          <table:table-cell office:value-type="float" office:value="0.00556949708081532">
            <text:p>0.0055694971</text:p>
          </table:table-cell>
          <table:table-cell office:value-type="float" office:value="1.08346467229251">
            <text:p>1.0834646723</text:p>
          </table:table-cell>
          <table:table-cell office:value-type="float" office:value="0.983252043753159">
            <text:p>0.9832520438</text:p>
          </table:table-cell>
          <table:table-cell office:value-type="float" office:value="1.01955403760641">
            <text:p>1.0195540376</text:p>
          </table:table-cell>
          <table:table-cell office:value-type="float" office:value="29.7947135937108">
            <text:p>29.79471359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table:number-columns-repeated="2" office:value-type="float" office:value="708">
            <text:p>708</text:p>
          </table:table-cell>
          <table:table-cell office:value-type="float" office:value="8095">
            <text:p>8095</text:p>
          </table:table-cell>
          <table:table-cell office:value-type="float" office:value="12786">
            <text:p>12786</text:p>
          </table:table-cell>
          <table:table-cell office:value-type="float" office:value="18053">
            <text:p>18053</text:p>
          </table:table-cell>
          <table:table-cell office:value-type="float" office:value="-26.375">
            <text:p>-26.375</text:p>
          </table:table-cell>
          <table:table-cell office:value-type="float" office:value="-84.875">
            <text:p>-84.875</text:p>
          </table:table-cell>
          <table:table-cell office:value-type="float" office:value="152.25">
            <text:p>152.25</text:p>
          </table:table-cell>
          <table:table-cell office:value-type="float" office:value="-0.00325818406423718">
            <text:p>-0.0032581841</text:p>
          </table:table-cell>
          <table:table-cell office:value-type="float" office:value="-0.00663811981855154">
            <text:p>-0.0066381198</text:p>
          </table:table-cell>
          <table:table-cell office:value-type="float" office:value="0.00843350135711516">
            <text:p>0.0084335014</text:p>
          </table:table-cell>
          <table:table-cell office:value-type="float" office:value="0.988617162671427">
            <text:p>0.9886171627</text:p>
          </table:table-cell>
          <table:table-cell office:value-type="float" office:value="0.976852947319132">
            <text:p>0.9768529473</text:p>
          </table:table-cell>
          <table:table-cell office:value-type="float" office:value="1.02965665768238">
            <text:p>1.02965665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386">
            <text:p>8386</text:p>
          </table:table-cell>
          <table:table-cell office:value-type="float" office:value="11668">
            <text:p>11668</text:p>
          </table:table-cell>
          <table:table-cell office:value-type="float" office:value="16752">
            <text:p>16752</text:p>
          </table:table-cell>
          <table:table-cell office:value-type="float" office:value="-78.875">
            <text:p>-78.875</text:p>
          </table:table-cell>
          <table:table-cell office:value-type="float" office:value="268.125">
            <text:p>268.125</text:p>
          </table:table-cell>
          <table:table-cell office:value-type="float" office:value="-119.625">
            <text:p>-119.625</text:p>
          </table:table-cell>
          <table:table-cell office:value-type="float" office:value="-0.00940555688051514">
            <text:p>-0.0094055569</text:p>
          </table:table-cell>
          <table:table-cell office:value-type="float" office:value="0.0229795166266712">
            <text:p>0.0229795166</text:p>
          </table:table-cell>
          <table:table-cell office:value-type="float" office:value="-0.00714093839541547">
            <text:p>-0.0071409384</text:p>
          </table:table-cell>
          <table:table-cell office:value-type="float" office:value="0.967253941338653">
            <text:p>0.9672539413</text:p>
          </table:table-cell>
          <table:table-cell office:value-type="float" office:value="1.08146330223476">
            <text:p>1.0814633022</text:p>
          </table:table-cell>
          <table:table-cell office:value-type="float" office:value="0.975106661898333">
            <text:p>0.9751066619</text:p>
          </table:table-cell>
          <table:table-cell office:value-type="float" office:value="0">
            <text:p>0</text:p>
          </table:table-cell>
          <table:table-cell office:value-type="float" office:value="30.5089584403938">
            <text:p>30.50895844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87">
            <text:p>687</text:p>
          </table:table-cell>
          <table:table-cell office:value-type="float" office:value="8362">
            <text:p>8362</text:p>
          </table:table-cell>
          <table:table-cell office:value-type="float" office:value="11645">
            <text:p>11645</text:p>
          </table:table-cell>
          <table:table-cell office:value-type="float" office:value="16510">
            <text:p>16510</text:p>
          </table:table-cell>
          <table:table-cell office:value-type="float" office:value="46.25">
            <text:p>46.25</text:p>
          </table:table-cell>
          <table:table-cell office:value-type="float" office:value="403">
            <text:p>403</text:p>
          </table:table-cell>
          <table:table-cell office:value-type="float" office:value="111">
            <text:p>111</text:p>
          </table:table-cell>
          <table:table-cell office:value-type="float" office:value="0.00553097345132743">
            <text:p>0.0055309735</text:p>
          </table:table-cell>
          <table:table-cell office:value-type="float" office:value="0.0346071275225419">
            <text:p>0.0346071275</text:p>
          </table:table-cell>
          <table:table-cell office:value-type="float" office:value="0.00672319806178074">
            <text:p>0.0067231981</text:p>
          </table:table-cell>
          <table:table-cell office:value-type="float" office:value="1.01941836674759">
            <text:p>1.0194183667</text:p>
          </table:table-cell>
          <table:table-cell office:value-type="float" office:value="1.12347234674861">
            <text:p>1.1234723467</text:p>
          </table:table-cell>
          <table:table-cell office:value-type="float" office:value="1.0236197879449">
            <text:p>1.0236197879</text:p>
          </table:table-cell>
          <table:table-cell office:value-type="float" office:value="0">
            <text:p>0</text:p>
          </table:table-cell>
          <table:table-cell office:value-type="float" office:value="20.3736380260847">
            <text:p>20.3736380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7">
            <text:p>677</text:p>
          </table:table-cell>
          <table:table-cell office:value-type="float" office:value="8235">
            <text:p>8235</text:p>
          </table:table-cell>
          <table:table-cell office:value-type="float" office:value="11642">
            <text:p>11642</text:p>
          </table:table-cell>
          <table:table-cell office:value-type="float" office:value="19096">
            <text:p>19096</text:p>
          </table:table-cell>
          <table:table-cell office:value-type="float" office:value="130">
            <text:p>130</text:p>
          </table:table-cell>
          <table:table-cell office:value-type="float" office:value="83.5">
            <text:p>83.5</text:p>
          </table:table-cell>
          <table:table-cell office:value-type="float" office:value="93.125">
            <text:p>93.125</text:p>
          </table:table-cell>
          <table:table-cell office:value-type="float" office:value="0.01578627808136">
            <text:p>0.0157862781</text:p>
          </table:table-cell>
          <table:table-cell office:value-type="float" office:value="0.00717230716371757">
            <text:p>0.0071723072</text:p>
          </table:table-cell>
          <table:table-cell office:value-type="float" office:value="0.00487667574361123">
            <text:p>0.0048766757</text:p>
          </table:table-cell>
          <table:table-cell office:value-type="float" office:value="1.05574041817306">
            <text:p>1.0557404182</text:p>
          </table:table-cell>
          <table:table-cell office:value-type="float" office:value="1.02520390137351">
            <text:p>1.0252039014</text:p>
          </table:table-cell>
          <table:table-cell office:value-type="float" office:value="1.0171149777566">
            <text:p>1.01711497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57">
            <text:p>657</text:p>
          </table:table-cell>
          <table:table-cell office:value-type="float" office:value="8095">
            <text:p>8095</text:p>
          </table:table-cell>
          <table:table-cell office:value-type="float" office:value="12004">
            <text:p>12004</text:p>
          </table:table-cell>
          <table:table-cell office:value-type="float" office:value="17492">
            <text:p>17492</text:p>
          </table:table-cell>
          <table:table-cell office:value-type="float" office:value="-26.375">
            <text:p>-26.375</text:p>
          </table:table-cell>
          <table:table-cell office:value-type="float" office:value="165.625">
            <text:p>165.625</text:p>
          </table:table-cell>
          <table:table-cell office:value-type="float" office:value="164.5">
            <text:p>164.5</text:p>
          </table:table-cell>
          <table:table-cell office:value-type="float" office:value="-0.00325818406423718">
            <text:p>-0.0032581841</text:p>
          </table:table-cell>
          <table:table-cell office:value-type="float" office:value="0.0137974841719427">
            <text:p>0.0137974842</text:p>
          </table:table-cell>
          <table:table-cell office:value-type="float" office:value="0.00940429910816373">
            <text:p>0.0094042991</text:p>
          </table:table-cell>
          <table:table-cell office:value-type="float" office:value="0.988617162671427">
            <text:p>0.9886171627</text:p>
          </table:table-cell>
          <table:table-cell office:value-type="float" office:value="1.04866432091797">
            <text:p>1.0486643209</text:p>
          </table:table-cell>
          <table:table-cell office:value-type="float" office:value="1.03308839092834">
            <text:p>1.03308839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82">
            <text:p>382</text:p>
          </table:table-cell>
          <table:table-cell office:value-type="float" office:value="8280">
            <text:p>8280</text:p>
          </table:table-cell>
          <table:table-cell office:value-type="float" office:value="11650">
            <text:p>11650</text:p>
          </table:table-cell>
          <table:table-cell office:value-type="float" office:value="19439">
            <text:p>19439</text:p>
          </table:table-cell>
          <table:table-cell office:value-type="float" office:value="-86.375">
            <text:p>-86.375</text:p>
          </table:table-cell>
          <table:table-cell office:value-type="float" office:value="374.125">
            <text:p>374.125</text:p>
          </table:table-cell>
          <table:table-cell office:value-type="float" office:value="525.5">
            <text:p>525.5</text:p>
          </table:table-cell>
          <table:table-cell office:value-type="float" office:value="-0.0104317632850242">
            <text:p>-0.0104317633</text:p>
          </table:table-cell>
          <table:table-cell office:value-type="float" office:value="0.0321137339055794">
            <text:p>0.0321137339</text:p>
          </table:table-cell>
          <table:table-cell office:value-type="float" office:value="0.0270332836051237">
            <text:p>0.0270332836</text:p>
          </table:table-cell>
          <table:table-cell office:value-type="float" office:value="0.963702119005476">
            <text:p>0.963702119</text:p>
          </table:table-cell>
          <table:table-cell office:value-type="float" office:value="1.11441940080403">
            <text:p>1.1144194008</text:p>
          </table:table-cell>
          <table:table-cell office:value-type="float" office:value="1.09604885752598">
            <text:p>1.0960488575</text:p>
          </table:table-cell>
          <table:table-cell office:value-type="float" office:value="0">
            <text:p>0</text:p>
          </table:table-cell>
          <table:table-cell office:value-type="float" office:value="21.9288832128331">
            <text:p>21.9288832128</text:p>
          </table:table-cell>
          <table:table-cell office:value-type="float" office:value="25.9855429104431">
            <text:p>25.985542910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360">
            <text:p>360</text:p>
          </table:table-cell>
          <table:table-cell office:value-type="float" office:value="8630">
            <text:p>8630</text:p>
          </table:table-cell>
          <table:table-cell office:value-type="float" office:value="12741">
            <text:p>12741</text:p>
          </table:table-cell>
          <table:table-cell office:value-type="float" office:value="22170">
            <text:p>22170</text:p>
          </table:table-cell>
          <table:table-cell office:value-type="float" office:value="351.5">
            <text:p>351.5</text:p>
          </table:table-cell>
          <table:table-cell office:value-type="float" office:value="369.25">
            <text:p>369.25</text:p>
          </table:table-cell>
          <table:table-cell office:value-type="float" office:value="639.5">
            <text:p>639.5</text:p>
          </table:table-cell>
          <table:table-cell office:value-type="float" office:value="0.0407300115874855">
            <text:p>0.0407300116</text:p>
          </table:table-cell>
          <table:table-cell office:value-type="float" office:value="0.0289812416607802">
            <text:p>0.0289812417</text:p>
          </table:table-cell>
          <table:table-cell office:value-type="float" office:value="0.0288452864230943">
            <text:p>0.0288452864</text:p>
          </table:table-cell>
          <table:table-cell office:value-type="float" office:value="1.14580655089028">
            <text:p>1.1458065509</text:p>
          </table:table-cell>
          <table:table-cell office:value-type="float" office:value="1.1030805740544">
            <text:p>1.1030805741</text:p>
          </table:table-cell>
          <table:table-cell office:value-type="float" office:value="1.10258932155654">
            <text:p>1.1025893216</text:p>
          </table:table-cell>
          <table:table-cell office:value-type="float" office:value="17.362362005187">
            <text:p>17.3623620052</text:p>
          </table:table-cell>
          <table:table-cell office:value-type="float" office:value="24.2620208234919">
            <text:p>24.2620208235</text:p>
          </table:table-cell>
          <table:table-cell office:value-type="float" office:value="24.3747558738103">
            <text:p>24.374755873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8678">
            <text:p>8678</text:p>
          </table:table-cell>
          <table:table-cell office:value-type="float" office:value="13618">
            <text:p>13618</text:p>
          </table:table-cell>
          <table:table-cell office:value-type="float" office:value="20808">
            <text:p>20808</text:p>
          </table:table-cell>
          <table:table-cell office:value-type="float" office:value="47.25">
            <text:p>47.25</text:p>
          </table:table-cell>
          <table:table-cell office:value-type="float" office:value="25.25">
            <text:p>25.25</text:p>
          </table:table-cell>
          <table:table-cell office:value-type="float" office:value="883.375">
            <text:p>883.375</text:p>
          </table:table-cell>
          <table:table-cell office:value-type="float" office:value="0.00544480294998848">
            <text:p>0.0054448029</text:p>
          </table:table-cell>
          <table:table-cell office:value-type="float" office:value="0.00185416360699075">
            <text:p>0.0018541636</text:p>
          </table:table-cell>
          <table:table-cell office:value-type="float" office:value="0.0424536236063053">
            <text:p>0.0424536236</text:p>
          </table:table-cell>
          <table:table-cell office:value-type="float" office:value="1.01911491624812">
            <text:p>1.0191149162</text:p>
          </table:table-cell>
          <table:table-cell office:value-type="float" office:value="1.00649631095292">
            <text:p>1.006496311</text:p>
          </table:table-cell>
          <table:table-cell office:value-type="float" office:value="1.15212021053039">
            <text:p>1.152120210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13338420331">
            <text:p>16.67133384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9036">
            <text:p>9036</text:p>
          </table:table-cell>
          <table:table-cell office:value-type="float" office:value="12660">
            <text:p>12660</text:p>
          </table:table-cell>
          <table:table-cell office:value-type="float" office:value="20043">
            <text:p>20043</text:p>
          </table:table-cell>
          <table:table-cell office:value-type="float" office:value="99">
            <text:p>99</text:p>
          </table:table-cell>
          <table:table-cell office:value-type="float" office:value="143.125">
            <text:p>143.125</text:p>
          </table:table-cell>
          <table:table-cell office:value-type="float" office:value="1177.25">
            <text:p>1177.25</text:p>
          </table:table-cell>
          <table:table-cell office:value-type="float" office:value="0.0109561752988048">
            <text:p>0.0109561753</text:p>
          </table:table-cell>
          <table:table-cell office:value-type="float" office:value="0.0113052922590837">
            <text:p>0.0113052923</text:p>
          </table:table-cell>
          <table:table-cell office:value-type="float" office:value="0.0587362171331637">
            <text:p>0.0587362171</text:p>
          </table:table-cell>
          <table:table-cell office:value-type="float" office:value="1.03858188758909">
            <text:p>1.0385818876</text:p>
          </table:table-cell>
          <table:table-cell office:value-type="float" office:value="1.0398190297876">
            <text:p>1.0398190298</text:p>
          </table:table-cell>
          <table:table-cell office:value-type="float" office:value="1.21233864864418">
            <text:p>1.2123386486</text:p>
          </table:table-cell>
          <table:table-cell table:number-columns-repeated="2" office:value-type="float" office:value="0">
            <text:p>0</text:p>
          </table:table-cell>
          <table:table-cell office:value-type="float" office:value="12.1442953574434">
            <text:p>12.144295357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8720">
            <text:p>8720</text:p>
          </table:table-cell>
          <table:table-cell office:value-type="float" office:value="13746">
            <text:p>13746</text:p>
          </table:table-cell>
          <table:table-cell office:value-type="float" office:value="20592">
            <text:p>20592</text:p>
          </table:table-cell>
          <table:table-cell office:value-type="float" office:value="230.375">
            <text:p>230.375</text:p>
          </table:table-cell>
          <table:table-cell office:value-type="float" office:value="356">
            <text:p>356</text:p>
          </table:table-cell>
          <table:table-cell office:value-type="float" office:value="1104.25">
            <text:p>1104.25</text:p>
          </table:table-cell>
          <table:table-cell office:value-type="float" office:value="0.0264191513761468">
            <text:p>0.0264191514</text:p>
          </table:table-cell>
          <table:table-cell office:value-type="float" office:value="0.0258984431834716">
            <text:p>0.0258984432</text:p>
          </table:table-cell>
          <table:table-cell office:value-type="float" office:value="0.0536251942501942">
            <text:p>0.0536251943</text:p>
          </table:table-cell>
          <table:table-cell office:value-type="float" office:value="1.09383505407301">
            <text:p>1.0938350541</text:p>
          </table:table-cell>
          <table:table-cell office:value-type="float" office:value="1.09195918068643">
            <text:p>1.0919591807</text:p>
          </table:table-cell>
          <table:table-cell office:value-type="float" office:value="1.19332447633409">
            <text:p>1.1933244763</text:p>
          </table:table-cell>
          <table:table-cell office:value-type="float" office:value="26.5816096097705">
            <text:p>26.5816096098</text:p>
          </table:table-cell>
          <table:table-cell office:value-type="float" office:value="27.1091448542">
            <text:p>27.1091448542</text:p>
          </table:table-cell>
          <table:table-cell office:value-type="float" office:value="13.2693311393668">
            <text:p>13.269331139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615">
            <text:p>615</text:p>
          </table:table-cell>
          <table:table-cell office:value-type="float" office:value="8630">
            <text:p>8630</text:p>
          </table:table-cell>
          <table:table-cell office:value-type="float" office:value="14904">
            <text:p>14904</text:p>
          </table:table-cell>
          <table:table-cell office:value-type="float" office:value="21550">
            <text:p>21550</text:p>
          </table:table-cell>
          <table:table-cell office:value-type="float" office:value="351.5">
            <text:p>351.5</text:p>
          </table:table-cell>
          <table:table-cell office:value-type="float" office:value="529.5">
            <text:p>529.5</text:p>
          </table:table-cell>
          <table:table-cell office:value-type="float" office:value="595.625">
            <text:p>595.625</text:p>
          </table:table-cell>
          <table:table-cell office:value-type="float" office:value="0.0407300115874855">
            <text:p>0.0407300116</text:p>
          </table:table-cell>
          <table:table-cell office:value-type="float" office:value="0.0355273752012882">
            <text:p>0.0355273752</text:p>
          </table:table-cell>
          <table:table-cell office:value-type="float" office:value="0.027639211136891">
            <text:p>0.0276392111</text:p>
          </table:table-cell>
          <table:table-cell office:value-type="float" office:value="1.14580655089028">
            <text:p>1.1458065509</text:p>
          </table:table-cell>
          <table:table-cell office:value-type="float" office:value="1.12681971420635">
            <text:p>1.1268197142</text:p>
          </table:table-cell>
          <table:table-cell office:value-type="float" office:value="1.09823453392397">
            <text:p>1.0982345339</text:p>
          </table:table-cell>
          <table:table-cell office:value-type="float" office:value="17.362362005187">
            <text:p>17.3623620052</text:p>
          </table:table-cell>
          <table:table-cell office:value-type="float" office:value="19.8547848246539">
            <text:p>19.8547848247</text:p>
          </table:table-cell>
          <table:table-cell office:value-type="float" office:value="25.4233983363816">
            <text:p>25.423398336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3">
            <text:p>293</text:p>
          </table:table-cell>
          <table:table-cell office:value-type="float" office:value="8538">
            <text:p>8538</text:p>
          </table:table-cell>
          <table:table-cell office:value-type="float" office:value="14328">
            <text:p>14328</text:p>
          </table:table-cell>
          <table:table-cell office:value-type="float" office:value="23184">
            <text:p>23184</text:p>
          </table:table-cell>
          <table:table-cell office:value-type="float" office:value="84">
            <text:p>84</text:p>
          </table:table-cell>
          <table:table-cell office:value-type="float" office:value="598.875">
            <text:p>598.875</text:p>
          </table:table-cell>
          <table:table-cell office:value-type="float" office:value="817.25">
            <text:p>817.25</text:p>
          </table:table-cell>
          <table:table-cell office:value-type="float" office:value="0.00983836964160225">
            <text:p>0.0098383696</text:p>
          </table:table-cell>
          <table:table-cell office:value-type="float" office:value="0.0417975293132328">
            <text:p>0.0417975293</text:p>
          </table:table-cell>
          <table:table-cell office:value-type="float" office:value="0.0352506038647343">
            <text:p>0.0352506039</text:p>
          </table:table-cell>
          <table:table-cell office:value-type="float" office:value="1.03462400903933">
            <text:p>1.034624009</text:p>
          </table:table-cell>
          <table:table-cell office:value-type="float" office:value="1.14971553817143">
            <text:p>1.1497155382</text:p>
          </table:table-cell>
          <table:table-cell office:value-type="float" office:value="1.12581261946931">
            <text:p>1.1258126195</text:p>
          </table:table-cell>
          <table:table-cell office:value-type="float" office:value="0">
            <text:p>0</text:p>
          </table:table-cell>
          <table:table-cell office:value-type="float" office:value="16.9276570673642">
            <text:p>16.9276570674</text:p>
          </table:table-cell>
          <table:table-cell office:value-type="float" office:value="20.0079854926063">
            <text:p>20.007985492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714">
            <text:p>14714</text:p>
          </table:table-cell>
          <table:table-cell office:value-type="float" office:value="25882">
            <text:p>25882</text:p>
          </table:table-cell>
          <table:table-cell office:value-type="float" office:value="115.875">
            <text:p>115.875</text:p>
          </table:table-cell>
          <table:table-cell office:value-type="float" office:value="192.75">
            <text:p>192.75</text:p>
          </table:table-cell>
          <table:table-cell office:value-type="float" office:value="917.375">
            <text:p>917.375</text:p>
          </table:table-cell>
          <table:table-cell office:value-type="float" office:value="0.0132549759780371">
            <text:p>0.013254976</text:p>
          </table:table-cell>
          <table:table-cell office:value-type="float" office:value="0.013099768927552">
            <text:p>0.0130997689</text:p>
          </table:table-cell>
          <table:table-cell office:value-type="float" office:value="0.0354445174252376">
            <text:p>0.0354445174</text:p>
          </table:table-cell>
          <table:table-cell office:value-type="float" office:value="1.04673677692396">
            <text:p>1.0467367769</text:p>
          </table:table-cell>
          <table:table-cell office:value-type="float" office:value="1.0461855349805">
            <text:p>1.046185535</text:p>
          </table:table-cell>
          <table:table-cell office:value-type="float" office:value="1.12651818606673">
            <text:p>1.1265181861</text:p>
          </table:table-cell>
          <table:table-cell table:number-columns-repeated="2" office:value-type="float" office:value="0">
            <text:p>0</text:p>
          </table:table-cell>
          <table:table-cell office:value-type="float" office:value="19.9003980255841">
            <text:p>19.900398025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10185">
            <text:p>10185</text:p>
          </table:table-cell>
          <table:table-cell office:value-type="float" office:value="16342">
            <text:p>16342</text:p>
          </table:table-cell>
          <table:table-cell office:value-type="float" office:value="28239">
            <text:p>28239</text:p>
          </table:table-cell>
          <table:table-cell office:value-type="float" office:value="250">
            <text:p>250</text:p>
          </table:table-cell>
          <table:table-cell office:value-type="float" office:value="521.75">
            <text:p>521.75</text:p>
          </table:table-cell>
          <table:table-cell office:value-type="float" office:value="1101.5">
            <text:p>1101.5</text:p>
          </table:table-cell>
          <table:table-cell office:value-type="float" office:value="0.0245459008345606">
            <text:p>0.0245459008</text:p>
          </table:table-cell>
          <table:table-cell office:value-type="float" office:value="0.0319269367274507">
            <text:p>0.0319269367</text:p>
          </table:table-cell>
          <table:table-cell office:value-type="float" office:value="0.0390063387513722">
            <text:p>0.0390063388</text:p>
          </table:table-cell>
          <table:table-cell office:value-type="float" office:value="1.08709155536661">
            <text:p>1.0870915554</text:p>
          </table:table-cell>
          <table:table-cell office:value-type="float" office:value="1.11374216395212">
            <text:p>1.113742164</text:p>
          </table:table-cell>
          <table:table-cell office:value-type="float" office:value="1.13950431477686">
            <text:p>1.1395043148</text:p>
          </table:table-cell>
          <table:table-cell office:value-type="float" office:value="28.5839890345021">
            <text:p>28.5839890345</text:p>
          </table:table-cell>
          <table:table-cell office:value-type="float" office:value="22.0551774890191">
            <text:p>22.055177489</text:p>
          </table:table-cell>
          <table:table-cell office:value-type="float" office:value="18.1144797975944">
            <text:p>18.114479797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1335">
            <text:p>11335</text:p>
          </table:table-cell>
          <table:table-cell office:value-type="float" office:value="15998">
            <text:p>15998</text:p>
          </table:table-cell>
          <table:table-cell office:value-type="float" office:value="27617">
            <text:p>27617</text:p>
          </table:table-cell>
          <table:table-cell office:value-type="float" office:value="366">
            <text:p>366</text:p>
          </table:table-cell>
          <table:table-cell office:value-type="float" office:value="658.375">
            <text:p>658.375</text:p>
          </table:table-cell>
          <table:table-cell office:value-type="float" office:value="1123.125">
            <text:p>1123.125</text:p>
          </table:table-cell>
          <table:table-cell office:value-type="float" office:value="0.0322893692104102">
            <text:p>0.0322893692</text:p>
          </table:table-cell>
          <table:table-cell office:value-type="float" office:value="0.0411535816977122">
            <text:p>0.0411535817</text:p>
          </table:table-cell>
          <table:table-cell office:value-type="float" office:value="0.0406678857225622">
            <text:p>0.0406678857</text:p>
          </table:table-cell>
          <table:table-cell office:value-type="float" office:value="1.11505629482989">
            <text:p>1.1150562948</text:p>
          </table:table-cell>
          <table:table-cell office:value-type="float" office:value="1.14735702582363">
            <text:p>1.1473570258</text:p>
          </table:table-cell>
          <table:table-cell office:value-type="float" office:value="1.14557919881009">
            <text:p>1.1455791988</text:p>
          </table:table-cell>
          <table:table-cell office:value-type="float" office:value="21.8114682977993">
            <text:p>21.8114682978</text:p>
          </table:table-cell>
          <table:table-cell office:value-type="float" office:value="17.1871810608765">
            <text:p>17.1871810609</text:p>
          </table:table-cell>
          <table:table-cell office:value-type="float" office:value="17.3883629647243">
            <text:p>17.388362964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6255">
            <text:p>16255</text:p>
          </table:table-cell>
          <table:table-cell office:value-type="float" office:value="27030">
            <text:p>27030</text:p>
          </table:table-cell>
          <table:table-cell office:value-type="float" office:value="464.875">
            <text:p>464.875</text:p>
          </table:table-cell>
          <table:table-cell office:value-type="float" office:value="564.75">
            <text:p>564.75</text:p>
          </table:table-cell>
          <table:table-cell office:value-type="float" office:value="624.125">
            <text:p>624.125</text:p>
          </table:table-cell>
          <table:table-cell office:value-type="float" office:value="0.0422613636363636">
            <text:p>0.0422613636</text:p>
          </table:table-cell>
          <table:table-cell office:value-type="float" office:value="0.0347431559520148">
            <text:p>0.034743156</text:p>
          </table:table-cell>
          <table:table-cell office:value-type="float" office:value="0.02309008509064">
            <text:p>0.0230900851</text:p>
          </table:table-cell>
          <table:table-cell office:value-type="float" office:value="1.15141537752583">
            <text:p>1.1514153775</text:p>
          </table:table-cell>
          <table:table-cell office:value-type="float" office:value="1.12396693612764">
            <text:p>1.1239669361</text:p>
          </table:table-cell>
          <table:table-cell office:value-type="float" office:value="1.08186027579505">
            <text:p>1.0818602758</text:p>
          </table:table-cell>
          <table:table-cell office:value-type="float" office:value="16.7456217868518">
            <text:p>16.7456217869</text:p>
          </table:table-cell>
          <table:table-cell office:value-type="float" office:value="20.2952116084009">
            <text:p>20.2952116084</text:p>
          </table:table-cell>
          <table:table-cell office:value-type="float" office:value="30.3645112547231">
            <text:p>30.364511254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672">
            <text:p>10672</text:p>
          </table:table-cell>
          <table:table-cell office:value-type="float" office:value="17888">
            <text:p>17888</text:p>
          </table:table-cell>
          <table:table-cell office:value-type="float" office:value="27261">
            <text:p>27261</text:p>
          </table:table-cell>
          <table:table-cell office:value-type="float" office:value="602.25">
            <text:p>602.25</text:p>
          </table:table-cell>
          <table:table-cell office:value-type="float" office:value="629.375">
            <text:p>629.375</text:p>
          </table:table-cell>
          <table:table-cell office:value-type="float" office:value="104.5">
            <text:p>104.5</text:p>
          </table:table-cell>
          <table:table-cell office:value-type="float" office:value="0.0564327211394303">
            <text:p>0.0564327211</text:p>
          </table:table-cell>
          <table:table-cell office:value-type="float" office:value="0.0351842016994633">
            <text:p>0.0351842017</text:p>
          </table:table-cell>
          <table:table-cell office:value-type="float" office:value="0.00383331499211328">
            <text:p>0.003833315</text:p>
          </table:table-cell>
          <table:table-cell office:value-type="float" office:value="1.2037564419378">
            <text:p>1.2037564419</text:p>
          </table:table-cell>
          <table:table-cell office:value-type="float" office:value="1.12557104492461">
            <text:p>1.1255710449</text:p>
          </table:table-cell>
          <table:table-cell office:value-type="float" office:value="1.0134454033079">
            <text:p>1.0134454033</text:p>
          </table:table-cell>
          <table:table-cell office:value-type="float" office:value="12.626120384266">
            <text:p>12.6261203843</text:p>
          </table:table-cell>
          <table:table-cell office:value-type="float" office:value="20.0450994097949">
            <text:p>20.04509940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10720">
            <text:p>10720</text:p>
          </table:table-cell>
          <table:table-cell office:value-type="float" office:value="18695">
            <text:p>18695</text:p>
          </table:table-cell>
          <table:table-cell office:value-type="float" office:value="29044">
            <text:p>29044</text:p>
          </table:table-cell>
          <table:table-cell office:value-type="float" office:value="610">
            <text:p>610</text:p>
          </table:table-cell>
          <table:table-cell office:value-type="float" office:value="997.25">
            <text:p>997.25</text:p>
          </table:table-cell>
          <table:table-cell office:value-type="float" office:value="-321.75">
            <text:p>-321.75</text:p>
          </table:table-cell>
          <table:table-cell office:value-type="float" office:value="0.0569029850746269">
            <text:p>0.0569029851</text:p>
          </table:table-cell>
          <table:table-cell office:value-type="float" office:value="0.0533431398769725">
            <text:p>0.0533431399</text:p>
          </table:table-cell>
          <table:table-cell office:value-type="float" office:value="-0.0110780195565349">
            <text:p>-0.0110780196</text:p>
          </table:table-cell>
          <table:table-cell office:value-type="float" office:value="1.20550682919358">
            <text:p>1.2055068292</text:p>
          </table:table-cell>
          <table:table-cell office:value-type="float" office:value="1.19227815109039">
            <text:p>1.1922781511</text:p>
          </table:table-cell>
          <table:table-cell office:value-type="float" office:value="0.961467467686026">
            <text:p>0.9614674677</text:p>
          </table:table-cell>
          <table:table-cell office:value-type="float" office:value="12.524586489275">
            <text:p>12.5245864893</text:p>
          </table:table-cell>
          <table:table-cell office:value-type="float" office:value="13.3376922470071">
            <text:p>13.337692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11275">
            <text:p>11275</text:p>
          </table:table-cell>
          <table:table-cell office:value-type="float" office:value="19047">
            <text:p>19047</text:p>
          </table:table-cell>
          <table:table-cell office:value-type="float" office:value="30102">
            <text:p>30102</text:p>
          </table:table-cell>
          <table:table-cell office:value-type="float" office:value="380.625">
            <text:p>380.625</text:p>
          </table:table-cell>
          <table:table-cell office:value-type="float" office:value="616.625">
            <text:p>616.625</text:p>
          </table:table-cell>
          <table:table-cell office:value-type="float" office:value="-39.625">
            <text:p>-39.625</text:p>
          </table:table-cell>
          <table:table-cell office:value-type="float" office:value="0.0337583148558758">
            <text:p>0.0337583149</text:p>
          </table:table-cell>
          <table:table-cell office:value-type="float" office:value="0.0323738646506011">
            <text:p>0.0323738647</text:p>
          </table:table-cell>
          <table:table-cell office:value-type="float" office:value="-0.00131635771709521">
            <text:p>-0.0013163577</text:p>
          </table:table-cell>
          <table:table-cell office:value-type="float" office:value="1.12038776468651">
            <text:p>1.1203877647</text:p>
          </table:table-cell>
          <table:table-cell office:value-type="float" office:value="1.11536273781744">
            <text:p>1.1153627378</text:p>
          </table:table-cell>
          <table:table-cell office:value-type="float" office:value="0.99539614427354">
            <text:p>0.9953961443</text:p>
          </table:table-cell>
          <table:table-cell office:value-type="float" office:value="20.8772915533653">
            <text:p>20.8772915534</text:p>
          </table:table-cell>
          <table:table-cell office:value-type="float" office:value="21.7554356339429">
            <text:p>21.75543563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2152">
            <text:p>12152</text:p>
          </table:table-cell>
          <table:table-cell office:value-type="float" office:value="19004">
            <text:p>19004</text:p>
          </table:table-cell>
          <table:table-cell office:value-type="float" office:value="28068">
            <text:p>28068</text:p>
          </table:table-cell>
          <table:table-cell office:value-type="float" office:value="402.75">
            <text:p>402.75</text:p>
          </table:table-cell>
          <table:table-cell office:value-type="float" office:value="463.375">
            <text:p>463.375</text:p>
          </table:table-cell>
          <table:table-cell office:value-type="float" office:value="60">
            <text:p>60</text:p>
          </table:table-cell>
          <table:table-cell office:value-type="float" office:value="0.0331426925608953">
            <text:p>0.0331426926</text:p>
          </table:table-cell>
          <table:table-cell office:value-type="float" office:value="0.0243830246263944">
            <text:p>0.0243830246</text:p>
          </table:table-cell>
          <table:table-cell office:value-type="float" office:value="0.00213766566908935">
            <text:p>0.0021376657</text:p>
          </table:table-cell>
          <table:table-cell office:value-type="float" office:value="1.1181523625807">
            <text:p>1.1181523626</text:p>
          </table:table-cell>
          <table:table-cell office:value-type="float" office:value="1.08650586869665">
            <text:p>1.0865058687</text:p>
          </table:table-cell>
          <table:table-cell office:value-type="float" office:value="1.00749078628626">
            <text:p>1.0074907863</text:p>
          </table:table-cell>
          <table:table-cell office:value-type="float" office:value="21.2587176738059">
            <text:p>21.2587176738</text:p>
          </table:table-cell>
          <table:table-cell office:value-type="float" office:value="28.772630734172">
            <text:p>28.77263073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13310">
            <text:p>13310</text:p>
          </table:table-cell>
          <table:table-cell office:value-type="float" office:value="18825">
            <text:p>18825</text:p>
          </table:table-cell>
          <table:table-cell office:value-type="float" office:value="26718">
            <text:p>26718</text:p>
          </table:table-cell>
          <table:table-cell office:value-type="float" office:value="444.125">
            <text:p>444.125</text:p>
          </table:table-cell>
          <table:table-cell office:value-type="float" office:value="78.875">
            <text:p>78.875</text:p>
          </table:table-cell>
          <table:table-cell office:value-type="float" office:value="125.625">
            <text:p>125.625</text:p>
          </table:table-cell>
          <table:table-cell office:value-type="float" office:value="0.0333677685950413">
            <text:p>0.0333677686</text:p>
          </table:table-cell>
          <table:table-cell office:value-type="float" office:value="0.00418990703851262">
            <text:p>0.004189907</text:p>
          </table:table-cell>
          <table:table-cell office:value-type="float" office:value="0.00470188636874018">
            <text:p>0.0047018864</text:p>
          </table:table-cell>
          <table:table-cell office:value-type="float" office:value="1.11896946972543">
            <text:p>1.1189694697</text:p>
          </table:table-cell>
          <table:table-cell office:value-type="float" office:value="1.01469908306394">
            <text:p>1.0146990831</text:p>
          </table:table-cell>
          <table:table-cell office:value-type="float" office:value="1.01649993345202">
            <text:p>1.0164999335</text:p>
          </table:table-cell>
          <table:table-cell office:value-type="float" office:value="21.1176334367879">
            <text:p>21.1176334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4415">
            <text:p>14415</text:p>
          </table:table-cell>
          <table:table-cell office:value-type="float" office:value="19532">
            <text:p>19532</text:p>
          </table:table-cell>
          <table:table-cell office:value-type="float" office:value="28010">
            <text:p>28010</text:p>
          </table:table-cell>
          <table:table-cell office:value-type="float" office:value="-19.25">
            <text:p>-19.25</text:p>
          </table:table-cell>
          <table:table-cell office:value-type="float" office:value="683.125">
            <text:p>683.125</text:p>
          </table:table-cell>
          <table:table-cell office:value-type="float" office:value="-526">
            <text:p>-526</text:p>
          </table:table-cell>
          <table:table-cell office:value-type="float" office:value="-0.00133541449878599">
            <text:p>-0.0013354145</text:p>
          </table:table-cell>
          <table:table-cell office:value-type="float" office:value="0.0349746569731722">
            <text:p>0.034974657</text:p>
          </table:table-cell>
          <table:table-cell office:value-type="float" office:value="-0.0187790074973224">
            <text:p>-0.0187790075</text:p>
          </table:table-cell>
          <table:table-cell office:value-type="float" office:value="0.995329544584741">
            <text:p>0.9953295446</text:p>
          </table:table-cell>
          <table:table-cell office:value-type="float" office:value="1.12480882360167">
            <text:p>1.1248088236</text:p>
          </table:table-cell>
          <table:table-cell office:value-type="float" office:value="0.934964669959637">
            <text:p>0.93496467</text:p>
          </table:table-cell>
          <table:table-cell office:value-type="float" office:value="0">
            <text:p>0</text:p>
          </table:table-cell>
          <table:table-cell office:value-type="float" office:value="20.1631434464136">
            <text:p>20.1631434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640">
            <text:p>14640</text:p>
          </table:table-cell>
          <table:table-cell office:value-type="float" office:value="19180">
            <text:p>19180</text:p>
          </table:table-cell>
          <table:table-cell office:value-type="float" office:value="28775">
            <text:p>28775</text:p>
          </table:table-cell>
          <table:table-cell office:value-type="float" office:value="544.625">
            <text:p>544.625</text:p>
          </table:table-cell>
          <table:table-cell office:value-type="float" office:value="87.25">
            <text:p>87.25</text:p>
          </table:table-cell>
          <table:table-cell office:value-type="float" office:value="-374.5">
            <text:p>-374.5</text:p>
          </table:table-cell>
          <table:table-cell office:value-type="float" office:value="0.0372011612021858">
            <text:p>0.0372011612</text:p>
          </table:table-cell>
          <table:table-cell office:value-type="float" office:value="0.00454900938477581">
            <text:p>0.0045490094</text:p>
          </table:table-cell>
          <table:table-cell office:value-type="float" office:value="-0.0130147697654214">
            <text:p>-0.0130147698</text:p>
          </table:table-cell>
          <table:table-cell office:value-type="float" office:value="1.13291655994144">
            <text:p>1.1329165599</text:p>
          </table:table-cell>
          <table:table-cell office:value-type="float" office:value="1.01596209208003">
            <text:p>1.0159620921</text:p>
          </table:table-cell>
          <table:table-cell office:value-type="float" office:value="0.954780298915837">
            <text:p>0.9547802989</text:p>
          </table:table-cell>
          <table:table-cell office:value-type="float" office:value="18.9768709308529">
            <text:p>18.97687093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616">
            <text:p>13616</text:p>
          </table:table-cell>
          <table:table-cell office:value-type="float" office:value="18627">
            <text:p>18627</text:p>
          </table:table-cell>
          <table:table-cell office:value-type="float" office:value="27510">
            <text:p>27510</text:p>
          </table:table-cell>
          <table:table-cell office:value-type="float" office:value="317.75">
            <text:p>317.75</text:p>
          </table:table-cell>
          <table:table-cell office:value-type="float" office:value="453.375">
            <text:p>453.375</text:p>
          </table:table-cell>
          <table:table-cell office:value-type="float" office:value="119.25">
            <text:p>119.25</text:p>
          </table:table-cell>
          <table:table-cell office:value-type="float" office:value="0.0233365158636898">
            <text:p>0.0233365159</text:p>
          </table:table-cell>
          <table:table-cell office:value-type="float" office:value="0.0243396682235465">
            <text:p>0.0243396682</text:p>
          </table:table-cell>
          <table:table-cell office:value-type="float" office:value="0.00433478735005453">
            <text:p>0.0043347874</text:p>
          </table:table-cell>
          <table:table-cell office:value-type="float" office:value="1.08274520774932">
            <text:p>1.0827452077</text:p>
          </table:table-cell>
          <table:table-cell office:value-type="float" office:value="1.08634998090291">
            <text:p>1.0863499809</text:p>
          </table:table-cell>
          <table:table-cell office:value-type="float" office:value="1.01520858487268">
            <text:p>1.0152085849</text:p>
          </table:table-cell>
          <table:table-cell office:value-type="float" office:value="30.0474976440612">
            <text:p>30.0474976441</text:p>
          </table:table-cell>
          <table:table-cell office:value-type="float" office:value="28.8232711705341">
            <text:p>28.8232711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table:number-columns-repeated="2" office:value-type="float" office:value="639">
            <text:p>639</text:p>
          </table:table-cell>
          <table:table-cell office:value-type="float" office:value="14248">
            <text:p>14248</text:p>
          </table:table-cell>
          <table:table-cell office:value-type="float" office:value="18794">
            <text:p>18794</text:p>
          </table:table-cell>
          <table:table-cell office:value-type="float" office:value="28266">
            <text:p>28266</text:p>
          </table:table-cell>
          <table:table-cell office:value-type="float" office:value="140.375">
            <text:p>140.375</text:p>
          </table:table-cell>
          <table:table-cell office:value-type="float" office:value="210">
            <text:p>210</text:p>
          </table:table-cell>
          <table:table-cell office:value-type="float" office:value="561">
            <text:p>561</text:p>
          </table:table-cell>
          <table:table-cell office:value-type="float" office:value="0.00985225996631106">
            <text:p>0.00985226</text:p>
          </table:table-cell>
          <table:table-cell office:value-type="float" office:value="0.0111737788655954">
            <text:p>0.0111737789</text:p>
          </table:table-cell>
          <table:table-cell office:value-type="float" office:value="0.0198471662067502">
            <text:p>0.0198471662</text:p>
          </table:table-cell>
          <table:table-cell office:value-type="float" office:value="1.03467316125392">
            <text:p>1.0346731613</text:p>
          </table:table-cell>
          <table:table-cell office:value-type="float" office:value="1.03935293856449">
            <text:p>1.0393529386</text:p>
          </table:table-cell>
          <table:table-cell office:value-type="float" office:value="1.07023714533624">
            <text:p>1.07023714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13160">
            <text:p>13160</text:p>
          </table:table-cell>
          <table:table-cell office:value-type="float" office:value="19608">
            <text:p>19608</text:p>
          </table:table-cell>
          <table:table-cell office:value-type="float" office:value="29140">
            <text:p>29140</text:p>
          </table:table-cell>
          <table:table-cell office:value-type="float" office:value="92.5">
            <text:p>92.5</text:p>
          </table:table-cell>
          <table:table-cell office:value-type="float" office:value="-359.125">
            <text:p>-359.125</text:p>
          </table:table-cell>
          <table:table-cell office:value-type="float" office:value="1511.25">
            <text:p>1511.25</text:p>
          </table:table-cell>
          <table:table-cell office:value-type="float" office:value="0.00702887537993921">
            <text:p>0.0070288754</text:p>
          </table:table-cell>
          <table:table-cell office:value-type="float" office:value="-0.0183152284781722">
            <text:p>-0.0183152285</text:p>
          </table:table-cell>
          <table:table-cell office:value-type="float" office:value="0.0518617021276596">
            <text:p>0.0518617021</text:p>
          </table:table-cell>
          <table:table-cell office:value-type="float" office:value="1.02469789780444">
            <text:p>1.0246978978</text:p>
          </table:table-cell>
          <table:table-cell office:value-type="float" office:value="0.936554177611044">
            <text:p>0.9365541776</text:p>
          </table:table-cell>
          <table:table-cell office:value-type="float" office:value="1.18678764429606">
            <text:p>1.18678764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089526412061">
            <text:p>13.708952641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13300">
            <text:p>13300</text:p>
          </table:table-cell>
          <table:table-cell office:value-type="float" office:value="20384">
            <text:p>20384</text:p>
          </table:table-cell>
          <table:table-cell office:value-type="float" office:value="29520">
            <text:p>29520</text:p>
          </table:table-cell>
          <table:table-cell office:value-type="float" office:value="139.125">
            <text:p>139.125</text:p>
          </table:table-cell>
          <table:table-cell office:value-type="float" office:value="-258.25">
            <text:p>-258.25</text:p>
          </table:table-cell>
          <table:table-cell office:value-type="float" office:value="1197">
            <text:p>1197</text:p>
          </table:table-cell>
          <table:table-cell office:value-type="float" office:value="0.0104605263157895">
            <text:p>0.0104605263</text:p>
          </table:table-cell>
          <table:table-cell office:value-type="float" office:value="-0.0126692503924647">
            <text:p>-0.0126692504</text:p>
          </table:table-cell>
          <table:table-cell office:value-type="float" office:value="0.0405487804878049">
            <text:p>0.0405487805</text:p>
          </table:table-cell>
          <table:table-cell office:value-type="float" office:value="1.03682631042244">
            <text:p>1.0368263104</text:p>
          </table:table-cell>
          <table:table-cell office:value-type="float" office:value="0.955972223041167">
            <text:p>0.955972223</text:p>
          </table:table-cell>
          <table:table-cell office:value-type="float" office:value="1.14514337076145">
            <text:p>1.1451433708</text:p>
          </table:table-cell>
          <table:table-cell table:number-columns-repeated="2" office:value-type="float" office:value="0">
            <text:p>0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75">
            <text:p>275</text:p>
          </table:table-cell>
          <table:table-cell office:value-type="float" office:value="13616">
            <text:p>13616</text:p>
          </table:table-cell>
          <table:table-cell office:value-type="float" office:value="19354">
            <text:p>19354</text:p>
          </table:table-cell>
          <table:table-cell office:value-type="float" office:value="31124">
            <text:p>31124</text:p>
          </table:table-cell>
          <table:table-cell office:value-type="float" office:value="317.75">
            <text:p>317.75</text:p>
          </table:table-cell>
          <table:table-cell office:value-type="float" office:value="5.5">
            <text:p>5.5</text:p>
          </table:table-cell>
          <table:table-cell office:value-type="float" office:value="1898.75">
            <text:p>1898.75</text:p>
          </table:table-cell>
          <table:table-cell office:value-type="float" office:value="0.0233365158636898">
            <text:p>0.0233365159</text:p>
          </table:table-cell>
          <table:table-cell office:value-type="float" office:value="0.000284178981089181">
            <text:p>0.000284179</text:p>
          </table:table-cell>
          <table:table-cell office:value-type="float" office:value="0.0610059760956175">
            <text:p>0.0610059761</text:p>
          </table:table-cell>
          <table:table-cell office:value-type="float" office:value="1.08274520774932">
            <text:p>1.0827452077</text:p>
          </table:table-cell>
          <table:table-cell office:value-type="float" office:value="1.00099478471889">
            <text:p>1.0009947847</text:p>
          </table:table-cell>
          <table:table-cell office:value-type="float" office:value="1.22081550540864">
            <text:p>1.2208155054</text:p>
          </table:table-cell>
          <table:table-cell office:value-type="float" office:value="30.0474976440612">
            <text:p>30.0474976441</text:p>
          </table:table-cell>
          <table:table-cell office:value-type="float" office:value="0">
            <text:p>0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14433">
            <text:p>14433</text:p>
          </table:table-cell>
          <table:table-cell office:value-type="float" office:value="20545">
            <text:p>20545</text:p>
          </table:table-cell>
          <table:table-cell office:value-type="float" office:value="36890">
            <text:p>36890</text:p>
          </table:table-cell>
          <table:table-cell office:value-type="float" office:value="-161">
            <text:p>-161</text:p>
          </table:table-cell>
          <table:table-cell office:value-type="float" office:value="942.875">
            <text:p>942.875</text:p>
          </table:table-cell>
          <table:table-cell office:value-type="float" office:value="1581">
            <text:p>1581</text:p>
          </table:table-cell>
          <table:table-cell office:value-type="float" office:value="-0.0111549920321485">
            <text:p>-0.011154992</text:p>
          </table:table-cell>
          <table:table-cell office:value-type="float" office:value="0.0458931613531273">
            <text:p>0.0458931614</text:p>
          </table:table-cell>
          <table:table-cell office:value-type="float" office:value="0.0428571428571429">
            <text:p>0.0428571429</text:p>
          </table:table-cell>
          <table:table-cell office:value-type="float" office:value="0.961201418228065">
            <text:p>0.9612014182</text:p>
          </table:table-cell>
          <table:table-cell office:value-type="float" office:value="1.16475418196355">
            <text:p>1.164754182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5.4474778495755">
            <text:p>15.4474778496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11700">
            <text:p>11700</text:p>
          </table:table-cell>
          <table:table-cell office:value-type="float" office:value="20620">
            <text:p>20620</text:p>
          </table:table-cell>
          <table:table-cell office:value-type="float" office:value="36270">
            <text:p>36270</text:p>
          </table:table-cell>
          <table:table-cell office:value-type="float" office:value="-136.25">
            <text:p>-136.25</text:p>
          </table:table-cell>
          <table:table-cell office:value-type="float" office:value="957.5">
            <text:p>957.5</text:p>
          </table:table-cell>
          <table:table-cell office:value-type="float" office:value="1767">
            <text:p>1767</text:p>
          </table:table-cell>
          <table:table-cell office:value-type="float" office:value="-0.0116452991452991">
            <text:p>-0.0116452991</text:p>
          </table:table-cell>
          <table:table-cell office:value-type="float" office:value="0.0464354995150339">
            <text:p>0.0464354995</text:p>
          </table:table-cell>
          <table:table-cell office:value-type="float" office:value="0.0487179487179487">
            <text:p>0.0487179487</text:p>
          </table:table-cell>
          <table:table-cell office:value-type="float" office:value="0.959507254456133">
            <text:p>0.9595072545</text:p>
          </table:table-cell>
          <table:table-cell office:value-type="float" office:value="1.16675050930843">
            <text:p>1.1667505093</text:p>
          </table:table-cell>
          <table:table-cell office:value-type="float" office:value="1.1751647600263">
            <text:p>1.17516476</text:p>
          </table:table-cell>
          <table:table-cell office:value-type="float" office:value="0">
            <text:p>0</text:p>
          </table:table-cell>
          <table:table-cell office:value-type="float" office:value="15.2710483354786">
            <text:p>15.2710483355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2144">
            <text:p>12144</text:p>
          </table:table-cell>
          <table:table-cell office:value-type="float" office:value="21384">
            <text:p>21384</text:p>
          </table:table-cell>
          <table:table-cell office:value-type="float" office:value="38192">
            <text:p>38192</text:p>
          </table:table-cell>
          <table:table-cell office:value-type="float" office:value="-23.25">
            <text:p>-23.25</text:p>
          </table:table-cell>
          <table:table-cell office:value-type="float" office:value="887.625">
            <text:p>887.625</text:p>
          </table:table-cell>
          <table:table-cell office:value-type="float" office:value="1542.25">
            <text:p>1542.25</text:p>
          </table:table-cell>
          <table:table-cell office:value-type="float" office:value="-0.0019145256916996">
            <text:p>-0.0019145257</text:p>
          </table:table-cell>
          <table:table-cell office:value-type="float" office:value="0.0415088383838384">
            <text:p>0.0415088384</text:p>
          </table:table-cell>
          <table:table-cell office:value-type="float" office:value="0.0403814935064935">
            <text:p>0.0403814935</text:p>
          </table:table-cell>
          <table:table-cell office:value-type="float" office:value="0.993306344279955">
            <text:p>0.9933063443</text:p>
          </table:table-cell>
          <table:table-cell office:value-type="float" office:value="1.14865798232483">
            <text:p>1.1486579823</text:p>
          </table:table-cell>
          <table:table-cell office:value-type="float" office:value="1.14453133070764">
            <text:p>1.1445313307</text:p>
          </table:table-cell>
          <table:table-cell office:value-type="float" office:value="0">
            <text:p>0</text:p>
          </table:table-cell>
          <table:table-cell office:value-type="float" office:value="17.0430097447857">
            <text:p>17.0430097448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12260">
            <text:p>12260</text:p>
          </table:table-cell>
          <table:table-cell office:value-type="float" office:value="22040">
            <text:p>22040</text:p>
          </table:table-cell>
          <table:table-cell office:value-type="float" office:value="38006">
            <text:p>38006</text:p>
          </table:table-cell>
          <table:table-cell office:value-type="float" office:value="-38.5">
            <text:p>-38.5</text:p>
          </table:table-cell>
          <table:table-cell office:value-type="float" office:value="1025">
            <text:p>1025</text:p>
          </table:table-cell>
          <table:table-cell office:value-type="float" office:value="1736">
            <text:p>1736</text:p>
          </table:table-cell>
          <table:table-cell office:value-type="float" office:value="-0.00314029363784666">
            <text:p>-0.0031402936</text:p>
          </table:table-cell>
          <table:table-cell office:value-type="float" office:value="0.0465063520871143">
            <text:p>0.0465063521</text:p>
          </table:table-cell>
          <table:table-cell office:value-type="float" office:value="0.0456769983686786">
            <text:p>0.0456769984</text:p>
          </table:table-cell>
          <table:table-cell office:value-type="float" office:value="0.989028300698035">
            <text:p>0.9890283007</text:p>
          </table:table-cell>
          <table:table-cell office:value-type="float" office:value="1.16701140024242">
            <text:p>1.1670114002</text:p>
          </table:table-cell>
          <table:table-cell office:value-type="float" office:value="1.16395881512312">
            <text:p>1.1639588151</text:p>
          </table:table-cell>
          <table:table-cell office:value-type="float" office:value="0">
            <text:p>0</text:p>
          </table:table-cell>
          <table:table-cell office:value-type="float" office:value="15.248302947121">
            <text:p>15.2483029471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2">
            <text:p>342</text:p>
          </table:table-cell>
          <table:table-cell office:value-type="float" office:value="12960">
            <text:p>12960</text:p>
          </table:table-cell>
          <table:table-cell office:value-type="float" office:value="23500">
            <text:p>23500</text:p>
          </table:table-cell>
          <table:table-cell office:value-type="float" office:value="42840">
            <text:p>42840</text:p>
          </table:table-cell>
          <table:table-cell office:value-type="float" office:value="135.875">
            <text:p>135.875</text:p>
          </table:table-cell>
          <table:table-cell office:value-type="float" office:value="1218.75">
            <text:p>1218.75</text:p>
          </table:table-cell>
          <table:table-cell office:value-type="float" office:value="1836">
            <text:p>1836</text:p>
          </table:table-cell>
          <table:table-cell office:value-type="float" office:value="0.0104841820987654">
            <text:p>0.0104841821</text:p>
          </table:table-cell>
          <table:table-cell office:value-type="float" office:value="0.0518617021276596">
            <text:p>0.0518617021</text:p>
          </table:table-cell>
          <table:table-cell office:value-type="float" office:value="0.0428571428571429">
            <text:p>0.0428571429</text:p>
          </table:table-cell>
          <table:table-cell office:value-type="float" office:value="1.03691007677127">
            <text:p>1.0369100768</text:p>
          </table:table-cell>
          <table:table-cell office:value-type="float" office:value="1.18678764429606">
            <text:p>1.1867876443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3.7089526412061">
            <text:p>13.7089526412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3960">
            <text:p>13960</text:p>
          </table:table-cell>
          <table:table-cell office:value-type="float" office:value="24760">
            <text:p>24760</text:p>
          </table:table-cell>
          <table:table-cell office:value-type="float" office:value="43276">
            <text:p>43276</text:p>
          </table:table-cell>
          <table:table-cell office:value-type="float" office:value="405">
            <text:p>405</text:p>
          </table:table-cell>
          <table:table-cell office:value-type="float" office:value="930">
            <text:p>930</text:p>
          </table:table-cell>
          <table:table-cell office:value-type="float" office:value="1255.5">
            <text:p>1255.5</text:p>
          </table:table-cell>
          <table:table-cell office:value-type="float" office:value="0.0290114613180516">
            <text:p>0.0290114613</text:p>
          </table:table-cell>
          <table:table-cell office:value-type="float" office:value="0.0375605815831987">
            <text:p>0.0375605816</text:p>
          </table:table-cell>
          <table:table-cell office:value-type="float" office:value="0.0290114613180516">
            <text:p>0.0290114613</text:p>
          </table:table-cell>
          <table:table-cell office:value-type="float" office:value="1.10318977779329">
            <text:p>1.1031897778</text:p>
          </table:table-cell>
          <table:table-cell office:value-type="float" office:value="1.13422719822738">
            <text:p>1.1342271982</text:p>
          </table:table-cell>
          <table:table-cell office:value-type="float" office:value="1.10318977779329">
            <text:p>1.1031897778</text:p>
          </table:table-cell>
          <table:table-cell office:value-type="float" office:value="24.2371059909867">
            <text:p>24.237105991</text:p>
          </table:table-cell>
          <table:table-cell office:value-type="float" office:value="18.7985558402895">
            <text:p>18.7985558403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3">
            <text:p>343</text:p>
          </table:table-cell>
          <table:table-cell office:value-type="float" office:value="13480">
            <text:p>13480</text:p>
          </table:table-cell>
          <table:table-cell office:value-type="float" office:value="24938">
            <text:p>24938</text:p>
          </table:table-cell>
          <table:table-cell office:value-type="float" office:value="44352">
            <text:p>44352</text:p>
          </table:table-cell>
          <table:table-cell office:value-type="float" office:value="177.5">
            <text:p>177.5</text:p>
          </table:table-cell>
          <table:table-cell office:value-type="float" office:value="328.375">
            <text:p>328.375</text:p>
          </table:table-cell>
          <table:table-cell office:value-type="float" office:value="1791">
            <text:p>1791</text:p>
          </table:table-cell>
          <table:table-cell table:number-columns-repeated="2" office:value-type="float" office:value="0.0131676557863501">
            <text:p>0.0131676558</text:p>
          </table:table-cell>
          <table:table-cell office:value-type="float" office:value="0.0403814935064935">
            <text:p>0.0403814935</text:p>
          </table:table-cell>
          <table:table-cell table:number-columns-repeated="2" office:value-type="float" office:value="1.04642663408368">
            <text:p>1.0464266341</text:p>
          </table:table-cell>
          <table:table-cell office:value-type="float" office:value="1.14453133070764">
            <text:p>1.1445313307</text:p>
          </table:table-cell>
          <table:table-cell table:number-columns-repeated="2" office:value-type="float" office:value="0">
            <text:p>0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14520">
            <text:p>14520</text:p>
          </table:table-cell>
          <table:table-cell office:value-type="float" office:value="26656">
            <text:p>26656</text:p>
          </table:table-cell>
          <table:table-cell office:value-type="float" office:value="49385">
            <text:p>49385</text:p>
          </table:table-cell>
          <table:table-cell office:value-type="float" office:value="77.5">
            <text:p>77.5</text:p>
          </table:table-cell>
          <table:table-cell office:value-type="float" office:value="409.5">
            <text:p>409.5</text:p>
          </table:table-cell>
          <table:table-cell office:value-type="float" office:value="2116.5">
            <text:p>2116.5</text:p>
          </table:table-cell>
          <table:table-cell office:value-type="float" office:value="0.00533746556473829">
            <text:p>0.0053374656</text:p>
          </table:table-cell>
          <table:table-cell office:value-type="float" office:value="0.0153623949579832">
            <text:p>0.015362395</text:p>
          </table:table-cell>
          <table:table-cell office:value-type="float" office:value="0.0428571428571429">
            <text:p>0.0428571429</text:p>
          </table:table-cell>
          <table:table-cell office:value-type="float" office:value="1.01873696701235">
            <text:p>1.018736967</text:p>
          </table:table-cell>
          <table:table-cell office:value-type="float" office:value="1.05423094858348">
            <text:p>1.0542309486</text:p>
          </table:table-cell>
          <table:table-cell office:value-type="float" office:value="1.1536">
            <text:p>1.1536</text:p>
          </table:table-cell>
          <table:table-cell table:number-columns-repeated="2" office:value-type="float" office:value="0">
            <text:p>0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5520">
            <text:p>15520</text:p>
          </table:table-cell>
          <table:table-cell office:value-type="float" office:value="28040">
            <text:p>28040</text:p>
          </table:table-cell>
          <table:table-cell office:value-type="float" office:value="48555">
            <text:p>48555</text:p>
          </table:table-cell>
          <table:table-cell office:value-type="float" office:value="-107.5">
            <text:p>-107.5</text:p>
          </table:table-cell>
          <table:table-cell office:value-type="float" office:value="437.5">
            <text:p>437.5</text:p>
          </table:table-cell>
          <table:table-cell office:value-type="float" office:value="2365.5">
            <text:p>2365.5</text:p>
          </table:table-cell>
          <table:table-cell office:value-type="float" office:value="-0.00692654639175258">
            <text:p>-0.0069265464</text:p>
          </table:table-cell>
          <table:table-cell office:value-type="float" office:value="0.0156027104136947">
            <text:p>0.0156027104</text:p>
          </table:table-cell>
          <table:table-cell office:value-type="float" office:value="0.0487179487179487">
            <text:p>0.0487179487</text:p>
          </table:table-cell>
          <table:table-cell office:value-type="float" office:value="0.975851122636903">
            <text:p>0.9758511226</text:p>
          </table:table-cell>
          <table:table-cell office:value-type="float" office:value="1.05508663780955">
            <text:p>1.0550866378</text:p>
          </table:table-cell>
          <table:table-cell office:value-type="float" office:value="1.1751647600263">
            <text:p>1.17516476</text:p>
          </table:table-cell>
          <table:table-cell table:number-columns-repeated="2" office:value-type="float" office:value="0">
            <text:p>0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4940">
            <text:p>14940</text:p>
          </table:table-cell>
          <table:table-cell office:value-type="float" office:value="28512">
            <text:p>28512</text:p>
          </table:table-cell>
          <table:table-cell office:value-type="float" office:value="51128">
            <text:p>51128</text:p>
          </table:table-cell>
          <table:table-cell office:value-type="float" office:value="-164.25">
            <text:p>-164.25</text:p>
          </table:table-cell>
          <table:table-cell office:value-type="float" office:value="1183.5">
            <text:p>1183.5</text:p>
          </table:table-cell>
          <table:table-cell office:value-type="float" office:value="2064.625">
            <text:p>2064.625</text:p>
          </table:table-cell>
          <table:table-cell office:value-type="float" office:value="-0.0109939759036145">
            <text:p>-0.0109939759</text:p>
          </table:table-cell>
          <table:table-cell office:value-type="float" office:value="0.0415088383838384">
            <text:p>0.0415088384</text:p>
          </table:table-cell>
          <table:table-cell office:value-type="float" office:value="0.0403814935064935">
            <text:p>0.0403814935</text:p>
          </table:table-cell>
          <table:table-cell office:value-type="float" office:value="0.961757984649441">
            <text:p>0.9617579846</text:p>
          </table:table-cell>
          <table:table-cell office:value-type="float" office:value="1.14865798232483">
            <text:p>1.1486579823</text:p>
          </table:table-cell>
          <table:table-cell office:value-type="float" office:value="1.14453133070764">
            <text:p>1.1445313307</text:p>
          </table:table-cell>
          <table:table-cell office:value-type="float" office:value="0">
            <text:p>0</text:p>
          </table:table-cell>
          <table:table-cell office:value-type="float" office:value="17.0430097447857">
            <text:p>17.0430097448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3740">
            <text:p>13740</text:p>
          </table:table-cell>
          <table:table-cell office:value-type="float" office:value="28728">
            <text:p>28728</text:p>
          </table:table-cell>
          <table:table-cell office:value-type="float" office:value="50879">
            <text:p>50879</text:p>
          </table:table-cell>
          <table:table-cell office:value-type="float" office:value="243.75">
            <text:p>243.75</text:p>
          </table:table-cell>
          <table:table-cell office:value-type="float" office:value="1323">
            <text:p>1323</text:p>
          </table:table-cell>
          <table:table-cell office:value-type="float" office:value="2324">
            <text:p>2324</text:p>
          </table:table-cell>
          <table:table-cell office:value-type="float" office:value="0.0177401746724891">
            <text:p>0.0177401747</text:p>
          </table:table-cell>
          <table:table-cell office:value-type="float" office:value="0.0460526315789474">
            <text:p>0.0460526316</text:p>
          </table:table-cell>
          <table:table-cell office:value-type="float" office:value="0.0456769983686786">
            <text:p>0.0456769984</text:p>
          </table:table-cell>
          <table:table-cell office:value-type="float" office:value="1.06270745039664">
            <text:p>1.0627074504</text:p>
          </table:table-cell>
          <table:table-cell office:value-type="float" office:value="1.16534106648199">
            <text:p>1.1653410665</text:p>
          </table:table-cell>
          <table:table-cell office:value-type="float" office:value="1.16395881512312">
            <text:p>1.1639588151</text:p>
          </table:table-cell>
          <table:table-cell office:value-type="float" office:value="0">
            <text:p>0</text:p>
          </table:table-cell>
          <table:table-cell office:value-type="float" office:value="15.3951689290541">
            <text:p>15.3951689291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0">
            <text:p>470</text:p>
          </table:table-cell>
          <table:table-cell office:value-type="float" office:value="12880">
            <text:p>12880</text:p>
          </table:table-cell>
          <table:table-cell office:value-type="float" office:value="29624">
            <text:p>29624</text:p>
          </table:table-cell>
          <table:table-cell office:value-type="float" office:value="53784">
            <text:p>53784</text:p>
          </table:table-cell>
          <table:table-cell office:value-type="float" office:value="270.125">
            <text:p>270.125</text:p>
          </table:table-cell>
          <table:table-cell office:value-type="float" office:value="621.25">
            <text:p>621.25</text:p>
          </table:table-cell>
          <table:table-cell office:value-type="float" office:value="1877.875">
            <text:p>1877.875</text:p>
          </table:table-cell>
          <table:table-cell office:value-type="float" office:value="0.0209724378881988">
            <text:p>0.0209724379</text:p>
          </table:table-cell>
          <table:table-cell office:value-type="float" office:value="0.0209711720226843">
            <text:p>0.020971172</text:p>
          </table:table-cell>
          <table:table-cell office:value-type="float" office:value="0.0349151234567901">
            <text:p>0.0349151235</text:p>
          </table:table-cell>
          <table:table-cell office:value-type="float" office:value="1.07426562518461">
            <text:p>1.0742656252</text:p>
          </table:table-cell>
          <table:table-cell office:value-type="float" office:value="1.07426109058916">
            <text:p>1.0742610906</text:p>
          </table:table-cell>
          <table:table-cell office:value-type="float" office:value="1.12459230115693">
            <text:p>1.1245923012</text:p>
          </table:table-cell>
          <table:table-cell office:value-type="float" office:value="33.3957613312495">
            <text:p>33.3957613312</text:p>
          </table:table-cell>
          <table:table-cell office:value-type="float" office:value="33.3977563960213">
            <text:p>33.397756396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12100">
            <text:p>12100</text:p>
          </table:table-cell>
          <table:table-cell office:value-type="float" office:value="30950">
            <text:p>30950</text:p>
          </table:table-cell>
          <table:table-cell office:value-type="float" office:value="57934">
            <text:p>57934</text:p>
          </table:table-cell>
          <table:table-cell office:value-type="float" office:value="106.75">
            <text:p>106.75</text:p>
          </table:table-cell>
          <table:table-cell office:value-type="float" office:value="1162.5">
            <text:p>1162.5</text:p>
          </table:table-cell>
          <table:table-cell office:value-type="float" office:value="1680.75">
            <text:p>1680.75</text:p>
          </table:table-cell>
          <table:table-cell office:value-type="float" office:value="0.00882231404958678">
            <text:p>0.008822314</text:p>
          </table:table-cell>
          <table:table-cell office:value-type="float" office:value="0.0375605815831987">
            <text:p>0.0375605816</text:p>
          </table:table-cell>
          <table:table-cell office:value-type="float" office:value="0.0290114613180516">
            <text:p>0.0290114613</text:p>
          </table:table-cell>
          <table:table-cell office:value-type="float" office:value="1.03103065229493">
            <text:p>1.0310306523</text:p>
          </table:table-cell>
          <table:table-cell office:value-type="float" office:value="1.13422719822738">
            <text:p>1.1342271982</text:p>
          </table:table-cell>
          <table:table-cell office:value-type="float" office:value="1.10318977779329">
            <text:p>1.1031897778</text:p>
          </table:table-cell>
          <table:table-cell office:value-type="float" office:value="0">
            <text:p>0</text:p>
          </table:table-cell>
          <table:table-cell office:value-type="float" office:value="18.7985558402895">
            <text:p>18.7985558403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502">
            <text:p>502</text:p>
          </table:table-cell>
          <table:table-cell office:value-type="float" office:value="12646">
            <text:p>12646</text:p>
          </table:table-cell>
          <table:table-cell office:value-type="float" office:value="30876">
            <text:p>30876</text:p>
          </table:table-cell>
          <table:table-cell office:value-type="float" office:value="55942">
            <text:p>55942</text:p>
          </table:table-cell>
          <table:table-cell office:value-type="float" office:value="314.375">
            <text:p>314.375</text:p>
          </table:table-cell>
          <table:table-cell office:value-type="float" office:value="-269.125">
            <text:p>-269.125</text:p>
          </table:table-cell>
          <table:table-cell office:value-type="float" office:value="736.625">
            <text:p>736.625</text:p>
          </table:table-cell>
          <table:table-cell office:value-type="float" office:value="0.0248596394116717">
            <text:p>0.0248596394</text:p>
          </table:table-cell>
          <table:table-cell office:value-type="float" office:value="-0.00871631688042493">
            <text:p>-0.0087163169</text:p>
          </table:table-cell>
          <table:table-cell office:value-type="float" office:value="0.0131676557863501">
            <text:p>0.0131676558</text:p>
          </table:table-cell>
          <table:table-cell office:value-type="float" office:value="1.08822002121734">
            <text:p>1.0882200212</text:p>
          </table:table-cell>
          <table:table-cell office:value-type="float" office:value="0.969641800311234">
            <text:p>0.9696418003</text:p>
          </table:table-cell>
          <table:table-cell office:value-type="float" office:value="1.04642663408368">
            <text:p>1.0464266341</text:p>
          </table:table-cell>
          <table:table-cell office:value-type="float" office:value="28.2275862128037">
            <text:p>28.22758621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595">
            <text:p>595</text:p>
          </table:table-cell>
          <table:table-cell office:value-type="float" office:value="15430">
            <text:p>15430</text:p>
          </table:table-cell>
          <table:table-cell office:value-type="float" office:value="32359">
            <text:p>32359</text:p>
          </table:table-cell>
          <table:table-cell office:value-type="float" office:value="60258">
            <text:p>60258</text:p>
          </table:table-cell>
          <table:table-cell office:value-type="float" office:value="681.75">
            <text:p>681.75</text:p>
          </table:table-cell>
          <table:table-cell office:value-type="float" office:value="1606.375">
            <text:p>1606.375</text:p>
          </table:table-cell>
          <table:table-cell office:value-type="float" office:value="321.625">
            <text:p>321.625</text:p>
          </table:table-cell>
          <table:table-cell office:value-type="float" office:value="0.0441834089436163">
            <text:p>0.0441834089</text:p>
          </table:table-cell>
          <table:table-cell office:value-type="float" office:value="0.0496422942612565">
            <text:p>0.0496422943</text:p>
          </table:table-cell>
          <table:table-cell office:value-type="float" office:value="0.00533746556473829">
            <text:p>0.0053374656</text:p>
          </table:table-cell>
          <table:table-cell office:value-type="float" office:value="1.15846819160938">
            <text:p>1.1584681916</text:p>
          </table:table-cell>
          <table:table-cell office:value-type="float" office:value="1.17857817037826">
            <text:p>1.1785781704</text:p>
          </table:table-cell>
          <table:table-cell office:value-type="float" office:value="1.01873696701235">
            <text:p>1.018736967</text:p>
          </table:table-cell>
          <table:table-cell office:value-type="float" office:value="16.0320278970593">
            <text:p>16.0320278971</text:p>
          </table:table-cell>
          <table:table-cell office:value-type="float" office:value="14.3066104885002">
            <text:p>14.30661048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585">
            <text:p>585</text:p>
          </table:table-cell>
          <table:table-cell office:value-type="float" office:value="16681">
            <text:p>16681</text:p>
          </table:table-cell>
          <table:table-cell office:value-type="float" office:value="32940">
            <text:p>32940</text:p>
          </table:table-cell>
          <table:table-cell office:value-type="float" office:value="64408">
            <text:p>64408</text:p>
          </table:table-cell>
          <table:table-cell office:value-type="float" office:value="754.875">
            <text:p>754.875</text:p>
          </table:table-cell>
          <table:table-cell office:value-type="float" office:value="-228.125">
            <text:p>-228.125</text:p>
          </table:table-cell>
          <table:table-cell office:value-type="float" office:value="-446.125">
            <text:p>-446.125</text:p>
          </table:table-cell>
          <table:table-cell office:value-type="float" office:value="0.0452535819195492">
            <text:p>0.0452535819</text:p>
          </table:table-cell>
          <table:table-cell office:value-type="float" office:value="-0.00692547055251973">
            <text:p>-0.0069254706</text:p>
          </table:table-cell>
          <table:table-cell office:value-type="float" office:value="-0.00692654639175258">
            <text:p>-0.0069265464</text:p>
          </table:table-cell>
          <table:table-cell office:value-type="float" office:value="1.16240139460446">
            <text:p>1.1624013946</text:p>
          </table:table-cell>
          <table:table-cell office:value-type="float" office:value="0.975854858865234">
            <text:p>0.9758548589</text:p>
          </table:table-cell>
          <table:table-cell office:value-type="float" office:value="0.975851122636903">
            <text:p>0.9758511226</text:p>
          </table:table-cell>
          <table:table-cell office:value-type="float" office:value="15.6609744133685">
            <text:p>15.6609744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16374">
            <text:p>16374</text:p>
          </table:table-cell>
          <table:table-cell office:value-type="float" office:value="32088">
            <text:p>32088</text:p>
          </table:table-cell>
          <table:table-cell office:value-type="float" office:value="62001">
            <text:p>62001</text:p>
          </table:table-cell>
          <table:table-cell office:value-type="float" office:value="724.625">
            <text:p>724.625</text:p>
          </table:table-cell>
          <table:table-cell office:value-type="float" office:value="-243">
            <text:p>-243</text:p>
          </table:table-cell>
          <table:table-cell office:value-type="float" office:value="-332.75">
            <text:p>-332.75</text:p>
          </table:table-cell>
          <table:table-cell office:value-type="float" office:value="0.0442546109686088">
            <text:p>0.044254611</text:p>
          </table:table-cell>
          <table:table-cell office:value-type="float" office:value="-0.00757292445774121">
            <text:p>-0.0075729245</text:p>
          </table:table-cell>
          <table:table-cell office:value-type="float" office:value="-0.00536684892179158">
            <text:p>-0.0053668489</text:p>
          </table:table-cell>
          <table:table-cell office:value-type="float" office:value="1.15872974075042">
            <text:p>1.1587297408</text:p>
          </table:table-cell>
          <table:table-cell office:value-type="float" office:value="0.973607168800197">
            <text:p>0.9736071688</text:p>
          </table:table-cell>
          <table:table-cell office:value-type="float" office:value="0.981272482785734">
            <text:p>0.9812724828</text:p>
          </table:table-cell>
          <table:table-cell office:value-type="float" office:value="16.0067833364852">
            <text:p>16.00678333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4">
            <text:p>4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16398">
            <text:p>16398</text:p>
          </table:table-cell>
          <table:table-cell office:value-type="float" office:value="32221">
            <text:p>32221</text:p>
          </table:table-cell>
          <table:table-cell office:value-type="float" office:value="60400">
            <text:p>60400</text:p>
          </table:table-cell>
          <table:table-cell office:value-type="float" office:value="-701.5">
            <text:p>-701.5</text:p>
          </table:table-cell>
          <table:table-cell office:value-type="float" office:value="841.25">
            <text:p>841.25</text:p>
          </table:table-cell>
          <table:table-cell office:value-type="float" office:value="1577.125">
            <text:p>1577.125</text:p>
          </table:table-cell>
          <table:table-cell office:value-type="float" office:value="-0.0427796072691792">
            <text:p>-0.0427796073</text:p>
          </table:table-cell>
          <table:table-cell office:value-type="float" office:value="0.0261087489525465">
            <text:p>0.026108749</text:p>
          </table:table-cell>
          <table:table-cell office:value-type="float" office:value="0.0261113410596026">
            <text:p>0.0261113411</text:p>
          </table:table-cell>
          <table:table-cell office:value-type="float" office:value="0.853858360362159">
            <text:p>0.8538583604</text:p>
          </table:table-cell>
          <table:table-cell office:value-type="float" office:value="1.09271668820677">
            <text:p>1.0927166882</text:p>
          </table:table-cell>
          <table:table-cell office:value-type="float" office:value="1.09272602588719">
            <text:p>1.0927260259</text:p>
          </table:table-cell>
          <table:table-cell office:value-type="float" office:value="-15.8536486666938">
            <text:p>-15.8536486667</text:p>
          </table:table-cell>
          <table:table-cell office:value-type="float" office:value="26.8935488156762">
            <text:p>26.8935488157</text:p>
          </table:table-cell>
          <table:table-cell office:value-type="float" office:value="26.8909131689457">
            <text:p>26.890913168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18030">
            <text:p>18030</text:p>
          </table:table-cell>
          <table:table-cell office:value-type="float" office:value="33825">
            <text:p>33825</text:p>
          </table:table-cell>
          <table:table-cell office:value-type="float" office:value="66414">
            <text:p>66414</text:p>
          </table:table-cell>
          <table:table-cell office:value-type="float" office:value="107.125">
            <text:p>107.125</text:p>
          </table:table-cell>
          <table:table-cell office:value-type="float" office:value="1081.375">
            <text:p>1081.375</text:p>
          </table:table-cell>
          <table:table-cell office:value-type="float" office:value="2577.375">
            <text:p>2577.375</text:p>
          </table:table-cell>
          <table:table-cell office:value-type="float" office:value="0.00594148641153633">
            <text:p>0.0059414864</text:p>
          </table:table-cell>
          <table:table-cell office:value-type="float" office:value="0.031969696969697">
            <text:p>0.031969697</text:p>
          </table:table-cell>
          <table:table-cell office:value-type="float" office:value="0.0388077062065227">
            <text:p>0.0388077062</text:p>
          </table:table-cell>
          <table:table-cell office:value-type="float" office:value="1.0208643929115">
            <text:p>1.0208643929</text:p>
          </table:table-cell>
          <table:table-cell office:value-type="float" office:value="1.11389717998163">
            <text:p>1.11389718</text:p>
          </table:table-cell>
          <table:table-cell office:value-type="float" office:value="1.13877880632241">
            <text:p>1.1387788063</text:p>
          </table:table-cell>
          <table:table-cell office:value-type="float" office:value="0">
            <text:p>0</text:p>
          </table:table-cell>
          <table:table-cell office:value-type="float" office:value="22.0261368853446">
            <text:p>22.0261368853</text:p>
          </table:table-cell>
          <table:table-cell office:value-type="float" office:value="18.2054450295993">
            <text:p>18.205445029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7773">
            <text:p>17773</text:p>
          </table:table-cell>
          <table:table-cell office:value-type="float" office:value="33275">
            <text:p>33275</text:p>
          </table:table-cell>
          <table:table-cell office:value-type="float" office:value="65465">
            <text:p>65465</text:p>
          </table:table-cell>
          <table:table-cell office:value-type="float" office:value="294.428571428571">
            <text:p>294.4285714286</text:p>
          </table:table-cell>
          <table:table-cell office:value-type="float" office:value="156.142857142857">
            <text:p>156.1428571429</text:p>
          </table:table-cell>
          <table:table-cell office:value-type="float" office:value="2327.42857142857">
            <text:p>2327.4285714286</text:p>
          </table:table-cell>
          <table:table-cell office:value-type="float" office:value="0.0165660592712863">
            <text:p>0.0165660593</text:p>
          </table:table-cell>
          <table:table-cell office:value-type="float" office:value="0.00469249758505957">
            <text:p>0.0046924976</text:p>
          </table:table-cell>
          <table:table-cell office:value-type="float" office:value="0.0355522580222802">
            <text:p>0.035552258</text:p>
          </table:table-cell>
          <table:table-cell office:value-type="float" office:value="1.05851909871627">
            <text:p>1.0585190987</text:p>
          </table:table-cell>
          <table:table-cell office:value-type="float" office:value="1.01646689983354">
            <text:p>1.0164668998</text:p>
          </table:table-cell>
          <table:table-cell office:value-type="float" office:value="1.12691027065693">
            <text:p>1.1269102707</text:p>
          </table:table-cell>
          <table:table-cell table:number-columns-repeated="2" office:value-type="float" office:value="0">
            <text:p>0</text:p>
          </table:table-cell>
          <table:table-cell office:value-type="float" office:value="19.841128340564">
            <text:p>19.841128340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6812">
            <text:p>16812</text:p>
          </table:table-cell>
          <table:table-cell office:value-type="float" office:value="33109">
            <text:p>33109</text:p>
          </table:table-cell>
          <table:table-cell office:value-type="float" office:value="68269">
            <text:p>68269</text:p>
          </table:table-cell>
          <table:table-cell office:value-type="float" office:value="525.5">
            <text:p>525.5</text:p>
          </table:table-cell>
          <table:table-cell office:value-type="float" office:value="-30.4">
            <text:p>-30.4</text:p>
          </table:table-cell>
          <table:table-cell office:value-type="float" office:value="0">
            <text:p>0</text:p>
          </table:table-cell>
          <table:table-cell office:value-type="float" office:value="0.0312574351653581">
            <text:p>0.0312574352</text:p>
          </table:table-cell>
          <table:table-cell office:value-type="float" office:value="-0.000918179347005346">
            <text:p>-0.0009181793</text:p>
          </table:table-cell>
          <table:table-cell office:value-type="float" office:value="0">
            <text:p>0</text:p>
          </table:table-cell>
          <table:table-cell office:value-type="float" office:value="1.11131599649486">
            <text:p>1.1113159965</text:p>
          </table:table-cell>
          <table:table-cell office:value-type="float" office:value="0.996788024669975">
            <text:p>0.9967880247</text:p>
          </table:table-cell>
          <table:table-cell office:value-type="float" office:value="1.15">
            <text:p>1.15</text:p>
          </table:table-cell>
          <table:table-cell office:value-type="float" office:value="22.5202294425863">
            <text:p>22.52022944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5304">
            <text:p>15304</text:p>
          </table:table-cell>
          <table:table-cell office:value-type="float" office:value="30858">
            <text:p>30858</text:p>
          </table:table-cell>
          <table:table-cell office:value-type="float" office:value="71194">
            <text:p>71194</text:p>
          </table:table-cell>
          <table:table-cell office:value-type="float" office:value="739">
            <text:p>7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2880292733926">
            <text:p>0.0482880293</text:p>
          </table:table-cell>
          <table:table-cell table:number-columns-repeated="2" office:value-type="float" office:value="0">
            <text:p>0</text:p>
          </table:table-cell>
          <table:table-cell office:value-type="float" office:value="1.17357830064825">
            <text:p>1.1735783006</text:p>
          </table:table-cell>
          <table:table-cell office:value-type="float" office:value="0.96">
            <text:p>0.96</text:p>
          </table:table-cell>
          <table:table-cell office:value-type="float" office:value="1.15">
            <text:p>1.15</text:p>
          </table:table-cell>
          <table:table-cell office:value-type="float" office:value="14.6982806379997">
            <text:p>14.698280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5">
            <text:p>5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14986">
            <text:p>14986</text:p>
          </table:table-cell>
          <table:table-cell office:value-type="float" office:value="33913">
            <text:p>33913</text:p>
          </table:table-cell>
          <table:table-cell office:value-type="float" office:value="74244">
            <text:p>74244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14675">
            <text:p>14675</text:p>
          </table:table-cell>
          <table:table-cell office:value-type="float" office:value="34512">
            <text:p>34512</text:p>
          </table:table-cell>
          <table:table-cell office:value-type="float" office:value="77425">
            <text:p>77425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1">
            <text:p>1.11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14371">
            <text:p>14371</text:p>
          </table:table-cell>
          <table:table-cell office:value-type="float" office:value="35409">
            <text:p>35409</text:p>
          </table:table-cell>
          <table:table-cell office:value-type="float" office:value="80741">
            <text:p>80741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3">
            <text:p>1.13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6">
            <text:p>156</text:p>
          </table:table-cell>
          <table:table-cell office:value-type="float" office:value="8217.75">
            <text:p>8217.75</text:p>
          </table:table-cell>
          <table:table-cell office:value-type="float" office:value="26342.75">
            <text:p>26342.75</text:p>
          </table:table-cell>
          <table:table-cell office:value-type="float" office:value="23.03">
            <text:p>23.0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44">
            <text:p>644</text:p>
          </table:table-cell>
          <table:table-cell office:value-type="float" office:value="1353">
            <text:p>1353</text:p>
          </table:table-cell>
          <table:table-cell office:value-type="float" office:value="14073">
            <text:p>14073</text:p>
          </table:table-cell>
          <table:table-cell office:value-type="float" office:value="35038">
            <text:p>35038</text:p>
          </table:table-cell>
          <table:table-cell office:value-type="float" office:value="84200">
            <text:p>84200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1">
            <text:p>1.11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9.666666666667">
            <text:p>169.6666666667</text:p>
          </table:table-cell>
          <table:table-cell office:value-type="float" office:value="8315.66666666667">
            <text:p>8315.6666666667</text:p>
          </table:table-cell>
          <table:table-cell office:value-type="float" office:value="27160.3333333333">
            <text:p>27160.3333333333</text:p>
          </table:table-cell>
          <table:table-cell office:value-type="float" office:value="26.9433333333333">
            <text:p>26.94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605">
            <text:p>605</text:p>
          </table:table-cell>
          <table:table-cell table:number-columns-repeated="2" office:value-type="float" office:value="1337">
            <text:p>1337</text:p>
          </table:table-cell>
          <table:table-cell office:value-type="float" office:value="13781">
            <text:p>13781</text:p>
          </table:table-cell>
          <table:table-cell office:value-type="float" office:value="35605">
            <text:p>35605</text:p>
          </table:table-cell>
          <table:table-cell office:value-type="float" office:value="87807">
            <text:p>87807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1.15">
            <text:p>1.15</text:p>
          </table:table-cell>
          <table:table-cell office:value-type="float" office:value="-33">
            <text:p>-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1.7">
            <text:p>31.7</text:p>
          </table:table-cell>
          <table:table-cell office:value-type="float" office:value="44.7">
            <text:p>44.7</text:p>
          </table:table-cell>
          <table:table-cell office:value-type="float" office:value="20753">
            <text:p>20753</text:p>
          </table:table-cell>
          <table:table-cell office:value-type="float" office:value="24773">
            <text:p>24773</text:p>
          </table:table-cell>
          <table:table-cell office:value-type="float" office:value="26371">
            <text:p>263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5:51.51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134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8cm" svg:y="1.313cm" svg:width="31.252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320">
                <text:p>11320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59">
                <text:p>8159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140">
                <text:p>8140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803">
                <text:p>7803</text:p>
              </table:table-cell>
              <table:table-cell office:value-type="float" office:value="11255">
                <text:p>11255</text:p>
              </table:table-cell>
              <table:table-cell office:value-type="float" office:value="16790">
                <text:p>1679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790">
                <text:p>7790</text:p>
              </table:table-cell>
              <table:table-cell office:value-type="float" office:value="11052">
                <text:p>11052</text:p>
              </table:table-cell>
              <table:table-cell office:value-type="float" office:value="15387">
                <text:p>1538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165">
                <text:p>8165</text:p>
              </table:table-cell>
              <table:table-cell office:value-type="float" office:value="10475">
                <text:p>10475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118">
                <text:p>8118</text:p>
              </table:table-cell>
              <table:table-cell office:value-type="float" office:value="11578">
                <text:p>11578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803">
                <text:p>7803</text:p>
              </table:table-cell>
              <table:table-cell office:value-type="float" office:value="10792">
                <text:p>10792</text:p>
              </table:table-cell>
              <table:table-cell office:value-type="float" office:value="16852">
                <text:p>1685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790">
                <text:p>7790</text:p>
              </table:table-cell>
              <table:table-cell office:value-type="float" office:value="10064">
                <text:p>10064</text:p>
              </table:table-cell>
              <table:table-cell office:value-type="float" office:value="15306">
                <text:p>1530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595">
                <text:p>7595</text:p>
              </table:table-cell>
              <table:table-cell office:value-type="float" office:value="10372">
                <text:p>10372</text:p>
              </table:table-cell>
              <table:table-cell office:value-type="float" office:value="14159">
                <text:p>1415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674">
                <text:p>7674</text:p>
              </table:table-cell>
              <table:table-cell office:value-type="float" office:value="10181">
                <text:p>10181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736">
                <text:p>7736</text:p>
              </table:table-cell>
              <table:table-cell office:value-type="float" office:value="9938">
                <text:p>9938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855">
                <text:p>7855</text:p>
              </table:table-cell>
              <table:table-cell office:value-type="float" office:value="10158">
                <text:p>10158</text:p>
              </table:table-cell>
              <table:table-cell office:value-type="float" office:value="15137">
                <text:p>1513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95">
                <text:p>7595</text:p>
              </table:table-cell>
              <table:table-cell office:value-type="float" office:value="10598">
                <text:p>10598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658">
                <text:p>7658</text:p>
              </table:table-cell>
              <table:table-cell office:value-type="float" office:value="11500">
                <text:p>11500</text:p>
              </table:table-cell>
              <table:table-cell office:value-type="float" office:value="15854">
                <text:p>1585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700">
                <text:p>7700</text:p>
              </table:table-cell>
              <table:table-cell office:value-type="float" office:value="10724">
                <text:p>10724</text:p>
              </table:table-cell>
              <table:table-cell office:value-type="float" office:value="15449">
                <text:p>1544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12">
                <text:p>7912</text:p>
              </table:table-cell>
              <table:table-cell office:value-type="float" office:value="11081">
                <text:p>11081</text:p>
              </table:table-cell>
              <table:table-cell office:value-type="float" office:value="15878">
                <text:p>1587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10">
                <text:p>7510</text:p>
              </table:table-cell>
              <table:table-cell office:value-type="float" office:value="11644">
                <text:p>11644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93">
                <text:p>7693</text:p>
              </table:table-cell>
              <table:table-cell office:value-type="float" office:value="11744">
                <text:p>11744</text:p>
              </table:table-cell>
              <table:table-cell office:value-type="float" office:value="16170">
                <text:p>1617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350">
                <text:p>7350</text:p>
              </table:table-cell>
              <table:table-cell office:value-type="float" office:value="11338">
                <text:p>11338</text:p>
              </table:table-cell>
              <table:table-cell office:value-type="float" office:value="17734">
                <text:p>1773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110">
                <text:p>8110</text:p>
              </table:table-cell>
              <table:table-cell office:value-type="float" office:value="11644">
                <text:p>11644</text:p>
              </table:table-cell>
              <table:table-cell office:value-type="float" office:value="18586">
                <text:p>1858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709">
                <text:p>8709</text:p>
              </table:table-cell>
              <table:table-cell office:value-type="float" office:value="12124">
                <text:p>12124</text:p>
              </table:table-cell>
              <table:table-cell office:value-type="float" office:value="17772">
                <text:p>1777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590">
                <text:p>8590</text:p>
              </table:table-cell>
              <table:table-cell office:value-type="float" office:value="11624">
                <text:p>11624</text:p>
              </table:table-cell>
              <table:table-cell office:value-type="float" office:value="16170">
                <text:p>1617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338">
                <text:p>8338</text:p>
              </table:table-cell>
              <table:table-cell office:value-type="float" office:value="11383">
                <text:p>11383</text:p>
              </table:table-cell>
              <table:table-cell office:value-type="float" office:value="17290">
                <text:p>1729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380">
                <text:p>8380</text:p>
              </table:table-cell>
              <table:table-cell office:value-type="float" office:value="11346">
                <text:p>11346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38">
                <text:p>8538</text:p>
              </table:table-cell>
              <table:table-cell office:value-type="float" office:value="11708">
                <text:p>11708</text:p>
              </table:table-cell>
              <table:table-cell office:value-type="float" office:value="17872">
                <text:p>1787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500">
                <text:p>8500</text:p>
              </table:table-cell>
              <table:table-cell office:value-type="float" office:value="11147">
                <text:p>11147</text:p>
              </table:table-cell>
              <table:table-cell office:value-type="float" office:value="16632">
                <text:p>1663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38">
                <text:p>8338</text:p>
              </table:table-cell>
              <table:table-cell office:value-type="float" office:value="11932">
                <text:p>11932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095">
                <text:p>8095</text:p>
              </table:table-cell>
              <table:table-cell office:value-type="float" office:value="12786">
                <text:p>12786</text:p>
              </table:table-cell>
              <table:table-cell office:value-type="float" office:value="18053">
                <text:p>1805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386">
                <text:p>8386</text:p>
              </table:table-cell>
              <table:table-cell office:value-type="float" office:value="11668">
                <text:p>11668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62">
                <text:p>8362</text:p>
              </table:table-cell>
              <table:table-cell office:value-type="float" office:value="11645">
                <text:p>11645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35">
                <text:p>8235</text:p>
              </table:table-cell>
              <table:table-cell office:value-type="float" office:value="11642">
                <text:p>11642</text:p>
              </table:table-cell>
              <table:table-cell office:value-type="float" office:value="19096">
                <text:p>1909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95">
                <text:p>8095</text:p>
              </table:table-cell>
              <table:table-cell office:value-type="float" office:value="12004">
                <text:p>12004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80">
                <text:p>8280</text:p>
              </table:table-cell>
              <table:table-cell office:value-type="float" office:value="11650">
                <text:p>11650</text:p>
              </table:table-cell>
              <table:table-cell office:value-type="float" office:value="19439">
                <text:p>1943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30">
                <text:p>8630</text:p>
              </table:table-cell>
              <table:table-cell office:value-type="float" office:value="12741">
                <text:p>12741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3618">
                <text:p>13618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036">
                <text:p>9036</text:p>
              </table:table-cell>
              <table:table-cell office:value-type="float" office:value="12660">
                <text:p>12660</text:p>
              </table:table-cell>
              <table:table-cell office:value-type="float" office:value="20043">
                <text:p>2004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3746">
                <text:p>13746</text:p>
              </table:table-cell>
              <table:table-cell office:value-type="float" office:value="20592">
                <text:p>2059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30">
                <text:p>8630</text:p>
              </table:table-cell>
              <table:table-cell office:value-type="float" office:value="14904">
                <text:p>14904</text:p>
              </table:table-cell>
              <table:table-cell office:value-type="float" office:value="21550">
                <text:p>2155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328">
                <text:p>14328</text:p>
              </table:table-cell>
              <table:table-cell office:value-type="float" office:value="23184">
                <text:p>2318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714">
                <text:p>14714</text:p>
              </table:table-cell>
              <table:table-cell office:value-type="float" office:value="25882">
                <text:p>2588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185">
                <text:p>10185</text:p>
              </table:table-cell>
              <table:table-cell office:value-type="float" office:value="16342">
                <text:p>16342</text:p>
              </table:table-cell>
              <table:table-cell office:value-type="float" office:value="28239">
                <text:p>2823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35">
                <text:p>11335</text:p>
              </table:table-cell>
              <table:table-cell office:value-type="float" office:value="15998">
                <text:p>15998</text:p>
              </table:table-cell>
              <table:table-cell office:value-type="float" office:value="27617">
                <text:p>276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6255">
                <text:p>16255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672">
                <text:p>10672</text:p>
              </table:table-cell>
              <table:table-cell office:value-type="float" office:value="17888">
                <text:p>17888</text:p>
              </table:table-cell>
              <table:table-cell office:value-type="float" office:value="27261">
                <text:p>2726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695">
                <text:p>18695</text:p>
              </table:table-cell>
              <table:table-cell office:value-type="float" office:value="29044">
                <text:p>2904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9047">
                <text:p>19047</text:p>
              </table:table-cell>
              <table:table-cell office:value-type="float" office:value="30102">
                <text:p>3010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152">
                <text:p>12152</text:p>
              </table:table-cell>
              <table:table-cell office:value-type="float" office:value="19004">
                <text:p>19004</text:p>
              </table:table-cell>
              <table:table-cell office:value-type="float" office:value="28068">
                <text:p>2806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10">
                <text:p>13310</text:p>
              </table:table-cell>
              <table:table-cell office:value-type="float" office:value="18825">
                <text:p>18825</text:p>
              </table:table-cell>
              <table:table-cell office:value-type="float" office:value="26718">
                <text:p>2671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415">
                <text:p>14415</text:p>
              </table:table-cell>
              <table:table-cell office:value-type="float" office:value="19532">
                <text:p>19532</text:p>
              </table:table-cell>
              <table:table-cell office:value-type="float" office:value="28010">
                <text:p>2801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640">
                <text:p>14640</text:p>
              </table:table-cell>
              <table:table-cell office:value-type="float" office:value="19180">
                <text:p>19180</text:p>
              </table:table-cell>
              <table:table-cell office:value-type="float" office:value="28775">
                <text:p>2877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616">
                <text:p>13616</text:p>
              </table:table-cell>
              <table:table-cell office:value-type="float" office:value="18627">
                <text:p>18627</text:p>
              </table:table-cell>
              <table:table-cell office:value-type="float" office:value="27510">
                <text:p>27510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248">
                <text:p>14248</text:p>
              </table:table-cell>
              <table:table-cell office:value-type="float" office:value="18794">
                <text:p>18794</text:p>
              </table:table-cell>
              <table:table-cell office:value-type="float" office:value="28266">
                <text:p>2826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160">
                <text:p>13160</text:p>
              </table:table-cell>
              <table:table-cell office:value-type="float" office:value="19608">
                <text:p>19608</text:p>
              </table:table-cell>
              <table:table-cell office:value-type="float" office:value="29140">
                <text:p>2914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3300">
                <text:p>13300</text:p>
              </table:table-cell>
              <table:table-cell office:value-type="float" office:value="20384">
                <text:p>20384</text:p>
              </table:table-cell>
              <table:table-cell office:value-type="float" office:value="29520">
                <text:p>2952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3616">
                <text:p>13616</text:p>
              </table:table-cell>
              <table:table-cell office:value-type="float" office:value="19354">
                <text:p>19354</text:p>
              </table:table-cell>
              <table:table-cell office:value-type="float" office:value="31124">
                <text:p>3112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4433">
                <text:p>14433</text:p>
              </table:table-cell>
              <table:table-cell office:value-type="float" office:value="20545">
                <text:p>20545</text:p>
              </table:table-cell>
              <table:table-cell office:value-type="float" office:value="36890">
                <text:p>3689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1700">
                <text:p>11700</text:p>
              </table:table-cell>
              <table:table-cell office:value-type="float" office:value="20620">
                <text:p>20620</text:p>
              </table:table-cell>
              <table:table-cell office:value-type="float" office:value="36270">
                <text:p>3627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2144">
                <text:p>12144</text:p>
              </table:table-cell>
              <table:table-cell office:value-type="float" office:value="21384">
                <text:p>21384</text:p>
              </table:table-cell>
              <table:table-cell office:value-type="float" office:value="38192">
                <text:p>3819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2260">
                <text:p>12260</text:p>
              </table:table-cell>
              <table:table-cell office:value-type="float" office:value="22040">
                <text:p>22040</text:p>
              </table:table-cell>
              <table:table-cell office:value-type="float" office:value="38006">
                <text:p>3800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960">
                <text:p>12960</text:p>
              </table:table-cell>
              <table:table-cell office:value-type="float" office:value="23500">
                <text:p>23500</text:p>
              </table:table-cell>
              <table:table-cell office:value-type="float" office:value="42840">
                <text:p>4284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3960">
                <text:p>13960</text:p>
              </table:table-cell>
              <table:table-cell office:value-type="float" office:value="24760">
                <text:p>24760</text:p>
              </table:table-cell>
              <table:table-cell office:value-type="float" office:value="43276">
                <text:p>4327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3480">
                <text:p>13480</text:p>
              </table:table-cell>
              <table:table-cell office:value-type="float" office:value="24938">
                <text:p>24938</text:p>
              </table:table-cell>
              <table:table-cell office:value-type="float" office:value="44352">
                <text:p>4435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4520">
                <text:p>14520</text:p>
              </table:table-cell>
              <table:table-cell office:value-type="float" office:value="26656">
                <text:p>26656</text:p>
              </table:table-cell>
              <table:table-cell office:value-type="float" office:value="49385">
                <text:p>4938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5520">
                <text:p>15520</text:p>
              </table:table-cell>
              <table:table-cell office:value-type="float" office:value="28040">
                <text:p>28040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940">
                <text:p>14940</text:p>
              </table:table-cell>
              <table:table-cell office:value-type="float" office:value="28512">
                <text:p>28512</text:p>
              </table:table-cell>
              <table:table-cell office:value-type="float" office:value="51128">
                <text:p>5112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740">
                <text:p>13740</text:p>
              </table:table-cell>
              <table:table-cell office:value-type="float" office:value="28728">
                <text:p>28728</text:p>
              </table:table-cell>
              <table:table-cell office:value-type="float" office:value="50879">
                <text:p>5087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2880">
                <text:p>12880</text:p>
              </table:table-cell>
              <table:table-cell office:value-type="float" office:value="29624">
                <text:p>29624</text:p>
              </table:table-cell>
              <table:table-cell office:value-type="float" office:value="53784">
                <text:p>5378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2100">
                <text:p>12100</text:p>
              </table:table-cell>
              <table:table-cell office:value-type="float" office:value="30950">
                <text:p>30950</text:p>
              </table:table-cell>
              <table:table-cell office:value-type="float" office:value="57934">
                <text:p>5793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2646">
                <text:p>12646</text:p>
              </table:table-cell>
              <table:table-cell office:value-type="float" office:value="30876">
                <text:p>30876</text:p>
              </table:table-cell>
              <table:table-cell office:value-type="float" office:value="55942">
                <text:p>5594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5430">
                <text:p>15430</text:p>
              </table:table-cell>
              <table:table-cell office:value-type="float" office:value="32359">
                <text:p>32359</text:p>
              </table:table-cell>
              <table:table-cell office:value-type="float" office:value="60258">
                <text:p>6025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6681">
                <text:p>16681</text:p>
              </table:table-cell>
              <table:table-cell office:value-type="float" office:value="32940">
                <text:p>32940</text:p>
              </table:table-cell>
              <table:table-cell office:value-type="float" office:value="64408">
                <text:p>6440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6374">
                <text:p>16374</text:p>
              </table:table-cell>
              <table:table-cell office:value-type="float" office:value="32088">
                <text:p>32088</text:p>
              </table:table-cell>
              <table:table-cell office:value-type="float" office:value="62001">
                <text:p>62001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6398">
                <text:p>16398</text:p>
              </table:table-cell>
              <table:table-cell office:value-type="float" office:value="32221">
                <text:p>32221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8030">
                <text:p>18030</text:p>
              </table:table-cell>
              <table:table-cell office:value-type="float" office:value="33825">
                <text:p>33825</text:p>
              </table:table-cell>
              <table:table-cell office:value-type="float" office:value="66414">
                <text:p>664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7773">
                <text:p>17773</text:p>
              </table:table-cell>
              <table:table-cell office:value-type="float" office:value="33275">
                <text:p>33275</text:p>
              </table:table-cell>
              <table:table-cell office:value-type="float" office:value="65465">
                <text:p>6546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812">
                <text:p>16812</text:p>
              </table:table-cell>
              <table:table-cell office:value-type="float" office:value="33109">
                <text:p>33109</text:p>
              </table:table-cell>
              <table:table-cell office:value-type="float" office:value="68269">
                <text:p>68269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5304">
                <text:p>15304</text:p>
              </table:table-cell>
              <table:table-cell office:value-type="float" office:value="30858">
                <text:p>30858</text:p>
              </table:table-cell>
              <table:table-cell office:value-type="float" office:value="71194">
                <text:p>7119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4986">
                <text:p>14986</text:p>
              </table:table-cell>
              <table:table-cell office:value-type="float" office:value="33913">
                <text:p>33913</text:p>
              </table:table-cell>
              <table:table-cell office:value-type="float" office:value="74244">
                <text:p>7424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4675">
                <text:p>14675</text:p>
              </table:table-cell>
              <table:table-cell office:value-type="float" office:value="34512">
                <text:p>34512</text:p>
              </table:table-cell>
              <table:table-cell office:value-type="float" office:value="77425">
                <text:p>7742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4371">
                <text:p>14371</text:p>
              </table:table-cell>
              <table:table-cell office:value-type="float" office:value="35409">
                <text:p>35409</text:p>
              </table:table-cell>
              <table:table-cell office:value-type="float" office:value="80741">
                <text:p>80741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4073">
                <text:p>14073</text:p>
              </table:table-cell>
              <table:table-cell office:value-type="float" office:value="35038">
                <text:p>35038</text:p>
              </table:table-cell>
              <table:table-cell office:value-type="float" office:value="84200">
                <text:p>8420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3781">
                <text:p>13781</text:p>
              </table:table-cell>
              <table:table-cell office:value-type="float" office:value="35605">
                <text:p>35605</text:p>
              </table:table-cell>
              <table:table-cell office:value-type="float" office:value="87807">
                <text:p>87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217.75">
                <text:p>8217.7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315.66666666667">
                <text:p>8315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cm" svg:y="1.404cm" svg:width="30.90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6.9433333333333">
                <text:p>26.94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8cm" svg:y="1.352cm" svg:width="31.36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9789017270626">
                <text:p>0.9397890172706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3499700821118">
                <text:p>0.96349970082111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9843895997599">
                <text:p>0.929843895997599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4663992918712">
                <text:p>0.91466399291871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5952433148592">
                <text:p>0.97595243314859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77785088985845">
                <text:p>0.97778508898584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8216780382168">
                <text:p>0.99821678038216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4083058434959">
                <text:p>0.9440830584349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3079029339435">
                <text:p>0.97307902933943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89446717946085">
                <text:p>0.98944671794608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24253001660203">
                <text:p>0.92425300166020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52770597134918">
                <text:p>0.95277059713491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375004798891">
                <text:p>0.96837500479889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85046817410208">
                <text:p>0.9850468174102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1586907078922">
                <text:p>1.0158690707892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1115375720952">
                <text:p>1.0111537572095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1302729871523">
                <text:p>1.0130272987152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3355192331965">
                <text:p>0.98335519233196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7820612049947">
                <text:p>1.0782061204994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0720830712916">
                <text:p>1.1072083071291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7728967099403">
                <text:p>1.0772896709940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2474989886293">
                <text:p>1.0247498988629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0648910804132">
                <text:p>1.1064891080413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77102837578892">
                <text:p>0.97710283757889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333118444792">
                <text:p>1.0133311844479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1850975254566">
                <text:p>0.96185097525456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252043753159">
                <text:p>0.98325204375315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6852947319132">
                <text:p>0.97685294731913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8146330223476">
                <text:p>1.0814633022347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2347234674861">
                <text:p>1.1234723467486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520390137351">
                <text:p>1.0252039013735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4866432091797">
                <text:p>1.0486643209179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441940080403">
                <text:p>1.1144194008040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30805740544">
                <text:p>1.103080574054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649631095292">
                <text:p>1.0064963109529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98190297876">
                <text:p>1.039819029787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195918068643">
                <text:p>1.09195918068643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681971420635">
                <text:p>1.1268197142063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971553817143">
                <text:p>1.1497155381714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461855349805">
                <text:p>1.046185534980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374216395212">
                <text:p>1.1137421639521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735702582363">
                <text:p>1.1473570258236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396693612764">
                <text:p>1.1239669361276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557104492461">
                <text:p>1.1255710449246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227815109039">
                <text:p>1.1922781510903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536273781744">
                <text:p>1.1153627378174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8650586869665">
                <text:p>1.0865058686966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1469908306394">
                <text:p>1.0146990830639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80882360167">
                <text:p>1.1248088236016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1596209208003">
                <text:p>1.0159620920800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8634998090291">
                <text:p>1.0863499809029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3935293856449">
                <text:p>1.0393529385644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0.936554177611044">
                <text:p>0.936554177611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955972223041167">
                <text:p>0.95597222304116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0099478471889">
                <text:p>1.0009947847188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475418196355">
                <text:p>1.1647541819635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6675050930843">
                <text:p>1.1667505093084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4865798232483">
                <text:p>1.1486579823248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6701140024242">
                <text:p>1.1670114002424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8678764429606">
                <text:p>1.1867876442960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3422719822738">
                <text:p>1.1342271982273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4642663408368">
                <text:p>1.0464266340836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5423094858348">
                <text:p>1.0542309485834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5508663780955">
                <text:p>1.0550866378095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4865798232483">
                <text:p>1.1486579823248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16534106648199">
                <text:p>1.1653410664819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7426109058916">
                <text:p>1.0742610905891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13422719822738">
                <text:p>1.1342271982273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69641800311234">
                <text:p>0.96964180031123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17857817037826">
                <text:p>1.1785781703782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75854858865234">
                <text:p>0.97585485886523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973607168800197">
                <text:p>0.97360716880019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9271668820677">
                <text:p>1.0927166882067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1389717998163">
                <text:p>1.1138971799816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1646689983354">
                <text:p>1.0164668998335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96788024669975">
                <text:p>0.99678802466997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6342.75">
                <text:p>26342.7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7160.3333333333">
                <text:p>27160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